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9" style:family="table-cell" style:parent-style-name="Valore_20_tabella_20_pivot">
      <style:table-cell-properties fo:border-bottom="none" fo:border-left="0.99pt solid #000000" fo:border-right="none" fo:border-top="none"/>
    </style:style>
    <style:style style:name="ce10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1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3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4" style:family="table-cell" style:parent-style-name="Valore_20_tabella_20_pivot">
      <style:table-cell-properties fo:border-bottom="none" fo:border-left="none" fo:border-right="none" fo:border-top="0.99pt solid #000000"/>
    </style:style>
    <style:style style:name="ce15" style:family="table-cell" style:parent-style-name="Valore_20_tabella_20_pivot">
      <style:table-cell-properties fo:border-bottom="0.99pt solid #000000" fo:border-left="none" fo:border-right="none" fo:border-top="none"/>
    </style:style>
    <style:style style:name="ce16" style:family="table-cell" style:parent-style-name="Risultato_20_tabella_20_pivot">
      <style:table-cell-properties fo:border-bottom="2.01pt solid #000000" fo:border-left="none" fo:border-right="none" fo:border-top="0.99pt solid #000000"/>
    </style:style>
    <style:style style:name="ce17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18" style:family="table-cell" style:parent-style-name="Valore_20_tabella_20_pivot">
      <style:table-cell-properties fo:border-bottom="none" fo:border-left="none" fo:border-right="0.99pt solid #000000" fo:border-top="none"/>
    </style:style>
    <style:style style:name="ce19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20" style:family="table-cell" style:parent-style-name="Risultato_20_tabella_20_pivo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Risultato_20_tabella_20_pivo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Risultato_20_tabella_20_pivot">
      <style:table-cell-properties fo:border-bottom="none" fo:border-left="0.99pt solid #000000" fo:border-right="2.01pt solid #000000" fo:border-top="none"/>
    </style:style>
    <style:style style:name="ce25" style:family="table-cell" style:parent-style-name="Risultato_20_tabella_20_pivo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Risultato_20_tabella_20_pivo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row_Ntco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0" calcext:value-type="float">
            <text:p>30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0" calcext:value-type="float">
            <text:p>3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5" calcext:value-type="float">
            <text:p>3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5" calcext:value-type="float">
            <text:p>3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5" calcext:value-type="float">
            <text:p>3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0" calcext:value-type="float">
            <text:p>40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5" calcext:value-type="float">
            <text:p>4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5" calcext:value-type="float">
            <text:p>4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0" calcext:value-type="float">
            <text:p>50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0" calcext:value-type="float">
            <text:p>50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5" calcext:value-type="float">
            <text:p>5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5" calcext:value-type="float">
            <text:p>5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60" calcext:value-type="float">
            <text:p>6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60" calcext:value-type="float">
            <text:p>60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60" calcext:value-type="float">
            <text:p>60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65" calcext:value-type="float">
            <text:p>65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65" calcext:value-type="float">
            <text:p>65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65" calcext:value-type="float">
            <text:p>6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70" calcext:value-type="float">
            <text:p>7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0" calcext:value-type="float">
            <text:p>70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75" calcext:value-type="float">
            <text:p>75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5" calcext:value-type="float">
            <text:p>75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80" calcext:value-type="float">
            <text:p>8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85" calcext:value-type="float">
            <text:p>85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85" calcext:value-type="float">
            <text:p>85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85" calcext:value-type="float">
            <text:p>8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90" calcext:value-type="float">
            <text:p>90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90" calcext:value-type="float">
            <text:p>9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90" calcext:value-type="float">
            <text:p>90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95" calcext:value-type="float">
            <text:p>95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95" calcext:value-type="float">
            <text:p>95</text:p>
          </table:table-cell>
          <table:table-cell office:value-type="float" office:value="3.45" calcext:value-type="float">
            <text:p>3,4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95" calcext:value-type="float">
            <text:p>95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00" calcext:value-type="float">
            <text:p>100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00" calcext:value-type="float">
            <text:p>100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05" calcext:value-type="float">
            <text:p>105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05" calcext:value-type="float">
            <text:p>105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5" calcext:value-type="float">
            <text:p>105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10" calcext:value-type="float">
            <text:p>110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10" calcext:value-type="float">
            <text:p>11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10" calcext:value-type="float">
            <text:p>110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15" calcext:value-type="float">
            <text:p>115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15" calcext:value-type="float">
            <text:p>115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15" calcext:value-type="float">
            <text:p>115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20" calcext:value-type="float">
            <text:p>120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20" calcext:value-type="float">
            <text:p>120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20" calcext:value-type="float">
            <text:p>120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25" calcext:value-type="float">
            <text:p>125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25" calcext:value-type="float">
            <text:p>125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25" calcext:value-type="float">
            <text:p>12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30" calcext:value-type="float">
            <text:p>130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30" calcext:value-type="float">
            <text:p>13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30" calcext:value-type="float">
            <text:p>13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35" calcext:value-type="float">
            <text:p>135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35" calcext:value-type="float">
            <text:p>135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35" calcext:value-type="float">
            <text:p>13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40" calcext:value-type="float">
            <text:p>140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40" calcext:value-type="float">
            <text:p>140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40" calcext:value-type="float">
            <text:p>140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45" calcext:value-type="float">
            <text:p>145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45" calcext:value-type="float">
            <text:p>145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45" calcext:value-type="float">
            <text:p>145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50" calcext:value-type="float">
            <text:p>150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50" calcext:value-type="float">
            <text:p>150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50" calcext:value-type="float">
            <text:p>150</text:p>
          </table:table-cell>
          <table:table-cell office:value-type="float" office:value="4.69" calcext:value-type="float">
            <text:p>4,6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55" calcext:value-type="float">
            <text:p>155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55" calcext:value-type="float">
            <text:p>155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55" calcext:value-type="float">
            <text:p>155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60" calcext:value-type="float">
            <text:p>160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60" calcext:value-type="float">
            <text:p>160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60" calcext:value-type="float">
            <text:p>16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65" calcext:value-type="float">
            <text:p>16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65" calcext:value-type="float">
            <text:p>165</text:p>
          </table:table-cell>
          <table:table-cell office:value-type="float" office:value="4.91" calcext:value-type="float">
            <text:p>4,9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65" calcext:value-type="float">
            <text:p>165</text:p>
          </table:table-cell>
          <table:table-cell office:value-type="float" office:value="5.46" calcext:value-type="float">
            <text:p>5,4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70" calcext:value-type="float">
            <text:p>170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70" calcext:value-type="float">
            <text:p>170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70" calcext:value-type="float">
            <text:p>170</text:p>
          </table:table-cell>
          <table:table-cell office:value-type="float" office:value="2.91" calcext:value-type="float">
            <text:p>2,9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75" calcext:value-type="float">
            <text:p>175</text:p>
          </table:table-cell>
          <table:table-cell office:value-type="float" office:value="4.68" calcext:value-type="float">
            <text:p>4,6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75" calcext:value-type="float">
            <text:p>175</text:p>
          </table:table-cell>
          <table:table-cell office:value-type="float" office:value="4.69" calcext:value-type="float">
            <text:p>4,6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75" calcext:value-type="float">
            <text:p>175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80" calcext:value-type="float">
            <text:p>180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80" calcext:value-type="float">
            <text:p>180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80" calcext:value-type="float">
            <text:p>180</text:p>
          </table:table-cell>
          <table:table-cell office:value-type="float" office:value="6.14" calcext:value-type="float">
            <text:p>6,1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85" calcext:value-type="float">
            <text:p>185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85" calcext:value-type="float">
            <text:p>185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85" calcext:value-type="float">
            <text:p>185</text:p>
          </table:table-cell>
          <table:table-cell office:value-type="float" office:value="4.98" calcext:value-type="float">
            <text:p>4,9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90" calcext:value-type="float">
            <text:p>190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90" calcext:value-type="float">
            <text:p>190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90" calcext:value-type="float">
            <text:p>190</text:p>
          </table:table-cell>
          <table:table-cell office:value-type="float" office:value="5.59" calcext:value-type="float">
            <text:p>5,5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95" calcext:value-type="float">
            <text:p>195</text:p>
          </table:table-cell>
          <table:table-cell office:value-type="float" office:value="5.59" calcext:value-type="float">
            <text:p>5,5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95" calcext:value-type="float">
            <text:p>195</text:p>
          </table:table-cell>
          <table:table-cell office:value-type="float" office:value="4.63" calcext:value-type="float">
            <text:p>4,6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95" calcext:value-type="float">
            <text:p>195</text:p>
          </table:table-cell>
          <table:table-cell office:value-type="float" office:value="3.32" calcext:value-type="float">
            <text:p>3,3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00" calcext:value-type="float">
            <text:p>200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00" calcext:value-type="float">
            <text:p>200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00" calcext:value-type="float">
            <text:p>200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05" calcext:value-type="float">
            <text:p>205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05" calcext:value-type="float">
            <text:p>205</text:p>
          </table:table-cell>
          <table:table-cell office:value-type="float" office:value="6.34" calcext:value-type="float">
            <text:p>6,3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05" calcext:value-type="float">
            <text:p>205</text:p>
          </table:table-cell>
          <table:table-cell office:value-type="float" office:value="6.18" calcext:value-type="float">
            <text:p>6,1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10" calcext:value-type="float">
            <text:p>210</text:p>
          </table:table-cell>
          <table:table-cell office:value-type="float" office:value="5.08" calcext:value-type="float">
            <text:p>5,0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10" calcext:value-type="float">
            <text:p>210</text:p>
          </table:table-cell>
          <table:table-cell office:value-type="float" office:value="7.16" calcext:value-type="float">
            <text:p>7,1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10" calcext:value-type="float">
            <text:p>210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15" calcext:value-type="float">
            <text:p>215</text:p>
          </table:table-cell>
          <table:table-cell office:value-type="float" office:value="5.42" calcext:value-type="float">
            <text:p>5,4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15" calcext:value-type="float">
            <text:p>215</text:p>
          </table:table-cell>
          <table:table-cell office:value-type="float" office:value="6.54" calcext:value-type="float">
            <text:p>6,5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15" calcext:value-type="float">
            <text:p>215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20" calcext:value-type="float">
            <text:p>220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20" calcext:value-type="float">
            <text:p>220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20" calcext:value-type="float">
            <text:p>220</text:p>
          </table:table-cell>
          <table:table-cell office:value-type="float" office:value="6.52" calcext:value-type="float">
            <text:p>6,5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25" calcext:value-type="float">
            <text:p>225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25" calcext:value-type="float">
            <text:p>225</text:p>
          </table:table-cell>
          <table:table-cell office:value-type="float" office:value="5.18" calcext:value-type="float">
            <text:p>5,1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25" calcext:value-type="float">
            <text:p>225</text:p>
          </table:table-cell>
          <table:table-cell office:value-type="float" office:value="6.26" calcext:value-type="float">
            <text:p>6,2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30" calcext:value-type="float">
            <text:p>230</text:p>
          </table:table-cell>
          <table:table-cell office:value-type="float" office:value="5.51" calcext:value-type="float">
            <text:p>5,5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30" calcext:value-type="float">
            <text:p>230</text:p>
          </table:table-cell>
          <table:table-cell office:value-type="float" office:value="6.78" calcext:value-type="float">
            <text:p>6,7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30" calcext:value-type="float">
            <text:p>230</text:p>
          </table:table-cell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35" calcext:value-type="float">
            <text:p>235</text:p>
          </table:table-cell>
          <table:table-cell office:value-type="float" office:value="5.28" calcext:value-type="float">
            <text:p>5,2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35" calcext:value-type="float">
            <text:p>235</text:p>
          </table:table-cell>
          <table:table-cell office:value-type="float" office:value="10.23" calcext:value-type="float">
            <text:p>10,2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35" calcext:value-type="float">
            <text:p>235</text:p>
          </table:table-cell>
          <table:table-cell office:value-type="float" office:value="9.87" calcext:value-type="float">
            <text:p>9,8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40" calcext:value-type="float">
            <text:p>240</text:p>
          </table:table-cell>
          <table:table-cell office:value-type="float" office:value="8.32" calcext:value-type="float">
            <text:p>8,3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40" calcext:value-type="float">
            <text:p>240</text:p>
          </table:table-cell>
          <table:table-cell office:value-type="float" office:value="10.28" calcext:value-type="float">
            <text:p>10,2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40" calcext:value-type="float">
            <text:p>240</text:p>
          </table:table-cell>
          <table:table-cell office:value-type="float" office:value="9.94" calcext:value-type="float">
            <text:p>9,9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45" calcext:value-type="float">
            <text:p>245</text:p>
          </table:table-cell>
          <table:table-cell office:value-type="float" office:value="8.11" calcext:value-type="float">
            <text:p>8,1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45" calcext:value-type="float">
            <text:p>245</text:p>
          </table:table-cell>
          <table:table-cell office:value-type="float" office:value="10.41" calcext:value-type="float">
            <text:p>10,4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45" calcext:value-type="float">
            <text:p>245</text:p>
          </table:table-cell>
          <table:table-cell office:value-type="float" office:value="8.78" calcext:value-type="float">
            <text:p>8,7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0" calcext:value-type="float">
            <text:p>250</text:p>
          </table:table-cell>
          <table:table-cell office:value-type="float" office:value="7.28" calcext:value-type="float">
            <text:p>7,2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50" calcext:value-type="float">
            <text:p>250</text:p>
          </table:table-cell>
          <table:table-cell office:value-type="float" office:value="9.57" calcext:value-type="float">
            <text:p>9,5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50" calcext:value-type="float">
            <text:p>250</text:p>
          </table:table-cell>
          <table:table-cell office:value-type="float" office:value="8.38" calcext:value-type="float">
            <text:p>8,3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5" calcext:value-type="float">
            <text:p>255</text:p>
          </table:table-cell>
          <table:table-cell office:value-type="float" office:value="8.72" calcext:value-type="float">
            <text:p>8,7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55" calcext:value-type="float">
            <text:p>255</text:p>
          </table:table-cell>
          <table:table-cell office:value-type="float" office:value="10.48" calcext:value-type="float">
            <text:p>10,4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55" calcext:value-type="float">
            <text:p>255</text:p>
          </table:table-cell>
          <table:table-cell office:value-type="float" office:value="10.39" calcext:value-type="float">
            <text:p>10,3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60" calcext:value-type="float">
            <text:p>260</text:p>
          </table:table-cell>
          <table:table-cell office:value-type="float" office:value="8.16" calcext:value-type="float">
            <text:p>8,1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60" calcext:value-type="float">
            <text:p>260</text:p>
          </table:table-cell>
          <table:table-cell office:value-type="float" office:value="10.79" calcext:value-type="float">
            <text:p>10,7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60" calcext:value-type="float">
            <text:p>260</text:p>
          </table:table-cell>
          <table:table-cell office:value-type="float" office:value="10.47" calcext:value-type="float">
            <text:p>10,4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65" calcext:value-type="float">
            <text:p>265</text:p>
          </table:table-cell>
          <table:table-cell office:value-type="float" office:value="8.53" calcext:value-type="float">
            <text:p>8,5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65" calcext:value-type="float">
            <text:p>265</text:p>
          </table:table-cell>
          <table:table-cell office:value-type="float" office:value="6.68" calcext:value-type="float">
            <text:p>6,6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65" calcext:value-type="float">
            <text:p>265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70" calcext:value-type="float">
            <text:p>270</text:p>
          </table:table-cell>
          <table:table-cell office:value-type="float" office:value="5.27" calcext:value-type="float">
            <text:p>5,2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70" calcext:value-type="float">
            <text:p>27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70" calcext:value-type="float">
            <text:p>270</text:p>
          </table:table-cell>
          <table:table-cell office:value-type="float" office:value="5.76" calcext:value-type="float">
            <text:p>5,7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75" calcext:value-type="float">
            <text:p>275</text:p>
          </table:table-cell>
          <table:table-cell office:value-type="float" office:value="5.32" calcext:value-type="float">
            <text:p>5,3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75" calcext:value-type="float">
            <text:p>275</text:p>
          </table:table-cell>
          <table:table-cell office:value-type="float" office:value="5.81" calcext:value-type="float">
            <text:p>5,8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75" calcext:value-type="float">
            <text:p>275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80" calcext:value-type="float">
            <text:p>280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80" calcext:value-type="float">
            <text:p>280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80" calcext:value-type="float">
            <text:p>280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85" calcext:value-type="float">
            <text:p>285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85" calcext:value-type="float">
            <text:p>285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85" calcext:value-type="float">
            <text:p>285</text:p>
          </table:table-cell>
          <table:table-cell office:value-type="float" office:value="10.42" calcext:value-type="float">
            <text:p>10,4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90" calcext:value-type="float">
            <text:p>290</text:p>
          </table:table-cell>
          <table:table-cell office:value-type="float" office:value="8.64" calcext:value-type="float">
            <text:p>8,6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90" calcext:value-type="float">
            <text:p>290</text:p>
          </table:table-cell>
          <table:table-cell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90" calcext:value-type="float">
            <text:p>290</text:p>
          </table:table-cell>
          <table:table-cell office:value-type="float" office:value="10.49" calcext:value-type="float">
            <text:p>10,4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95" calcext:value-type="float">
            <text:p>295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95" calcext:value-type="float">
            <text:p>295</text:p>
          </table:table-cell>
          <table:table-cell office:value-type="float" office:value="10.03" calcext:value-type="float">
            <text:p>10,0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95" calcext:value-type="float">
            <text:p>295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00" calcext:value-type="float">
            <text:p>300</text:p>
          </table:table-cell>
          <table:table-cell office:value-type="float" office:value="8.67" calcext:value-type="float">
            <text:p>8,6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00" calcext:value-type="float">
            <text:p>300</text:p>
          </table:table-cell>
          <table:table-cell office:value-type="float" office:value="9.99" calcext:value-type="float">
            <text:p>9,9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00" calcext:value-type="float">
            <text:p>300</text:p>
          </table:table-cell>
          <table:table-cell office:value-type="float" office:value="9.53" calcext:value-type="float">
            <text:p>9,5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05" calcext:value-type="float">
            <text:p>305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05" calcext:value-type="float">
            <text:p>305</text:p>
          </table:table-cell>
          <table:table-cell office:value-type="float" office:value="10.94" calcext:value-type="float">
            <text:p>10,9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05" calcext:value-type="float">
            <text:p>305</text:p>
          </table:table-cell>
          <table:table-cell office:value-type="float" office:value="9.54" calcext:value-type="float">
            <text:p>9,5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10" calcext:value-type="float">
            <text:p>310</text:p>
          </table:table-cell>
          <table:table-cell office:value-type="float" office:value="9.29" calcext:value-type="float">
            <text:p>9,2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10" calcext:value-type="float">
            <text:p>310</text:p>
          </table:table-cell>
          <table:table-cell office:value-type="float" office:value="7.27" calcext:value-type="float">
            <text:p>7,2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10" calcext:value-type="float">
            <text:p>310</text:p>
          </table:table-cell>
          <table:table-cell office:value-type="float" office:value="8.91" calcext:value-type="float">
            <text:p>8,9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15" calcext:value-type="float">
            <text:p>315</text:p>
          </table:table-cell>
          <table:table-cell office:value-type="float" office:value="9.16" calcext:value-type="float">
            <text:p>9,1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15" calcext:value-type="float">
            <text:p>315</text:p>
          </table:table-cell>
          <table:table-cell office:value-type="float" office:value="11.11" calcext:value-type="float">
            <text:p>11,1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15" calcext:value-type="float">
            <text:p>315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20" calcext:value-type="float">
            <text:p>320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20" calcext:value-type="float">
            <text:p>320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20" calcext:value-type="float">
            <text:p>320</text:p>
          </table:table-cell>
          <table:table-cell office:value-type="float" office:value="9.17" calcext:value-type="float">
            <text:p>9,1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25" calcext:value-type="float">
            <text:p>325</text:p>
          </table:table-cell>
          <table:table-cell office:value-type="float" office:value="9.09" calcext:value-type="float">
            <text:p>9,0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25" calcext:value-type="float">
            <text:p>325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25" calcext:value-type="float">
            <text:p>325</text:p>
          </table:table-cell>
          <table:table-cell office:value-type="float" office:value="8.99" calcext:value-type="float">
            <text:p>8,9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30" calcext:value-type="float">
            <text:p>330</text:p>
          </table:table-cell>
          <table:table-cell office:value-type="float" office:value="8.77" calcext:value-type="float">
            <text:p>8,7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30" calcext:value-type="float">
            <text:p>330</text:p>
          </table:table-cell>
          <table:table-cell office:value-type="float" office:value="11.22" calcext:value-type="float">
            <text:p>11,2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30" calcext:value-type="float">
            <text:p>330</text:p>
          </table:table-cell>
          <table:table-cell office:value-type="float" office:value="8.89" calcext:value-type="float">
            <text:p>8,8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35" calcext:value-type="float">
            <text:p>335</text:p>
          </table:table-cell>
          <table:table-cell office:value-type="float" office:value="6.44" calcext:value-type="float">
            <text:p>6,4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35" calcext:value-type="float">
            <text:p>335</text:p>
          </table:table-cell>
          <table:table-cell office:value-type="float" office:value="10.26" calcext:value-type="float">
            <text:p>10,2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35" calcext:value-type="float">
            <text:p>335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40" calcext:value-type="float">
            <text:p>340</text:p>
          </table:table-cell>
          <table:table-cell office:value-type="float" office:value="9.43" calcext:value-type="float">
            <text:p>9,4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40" calcext:value-type="float">
            <text:p>340</text:p>
          </table:table-cell>
          <table:table-cell office:value-type="float" office:value="11.22" calcext:value-type="float">
            <text:p>11,2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40" calcext:value-type="float">
            <text:p>340</text:p>
          </table:table-cell>
          <table:table-cell office:value-type="float" office:value="9.99" calcext:value-type="float">
            <text:p>9,9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45" calcext:value-type="float">
            <text:p>345</text:p>
          </table:table-cell>
          <table:table-cell office:value-type="float" office:value="8.96" calcext:value-type="float">
            <text:p>8,9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45" calcext:value-type="float">
            <text:p>345</text:p>
          </table:table-cell>
          <table:table-cell office:value-type="float" office:value="10.29" calcext:value-type="float">
            <text:p>10,2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45" calcext:value-type="float">
            <text:p>345</text:p>
          </table:table-cell>
          <table:table-cell office:value-type="float" office:value="9.85" calcext:value-type="float">
            <text:p>9,8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50" calcext:value-type="float">
            <text:p>350</text:p>
          </table:table-cell>
          <table:table-cell office:value-type="float" office:value="5.27" calcext:value-type="float">
            <text:p>5,2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50" calcext:value-type="float">
            <text:p>350</text:p>
          </table:table-cell>
          <table:table-cell office:value-type="float" office:value="5.81" calcext:value-type="float">
            <text:p>5,8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50" calcext:value-type="float">
            <text:p>350</text:p>
          </table:table-cell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55" calcext:value-type="float">
            <text:p>355</text:p>
          </table:table-cell>
          <table:table-cell office:value-type="float" office:value="9.04" calcext:value-type="float">
            <text:p>9,0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55" calcext:value-type="float">
            <text:p>355</text:p>
          </table:table-cell>
          <table:table-cell office:value-type="float" office:value="11.27" calcext:value-type="float">
            <text:p>11,2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55" calcext:value-type="float">
            <text:p>355</text:p>
          </table:table-cell>
          <table:table-cell office:value-type="float" office:value="9.58" calcext:value-type="float">
            <text:p>9,5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60" calcext:value-type="float">
            <text:p>360</text:p>
          </table:table-cell>
          <table:table-cell office:value-type="float" office:value="9.87" calcext:value-type="float">
            <text:p>9,8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60" calcext:value-type="float">
            <text:p>360</text:p>
          </table:table-cell>
          <table:table-cell office:value-type="float" office:value="11.31" calcext:value-type="float">
            <text:p>11,3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60" calcext:value-type="float">
            <text:p>360</text:p>
          </table:table-cell>
          <table:table-cell office:value-type="float" office:value="10.07" calcext:value-type="float">
            <text:p>10,0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65" calcext:value-type="float">
            <text:p>365</text:p>
          </table:table-cell>
          <table:table-cell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65" calcext:value-type="float">
            <text:p>365</text:p>
          </table:table-cell>
          <table:table-cell office:value-type="float" office:value="10.71" calcext:value-type="float">
            <text:p>10,7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65" calcext:value-type="float">
            <text:p>365</text:p>
          </table:table-cell>
          <table:table-cell office:value-type="float" office:value="10.48" calcext:value-type="float">
            <text:p>10,4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70" calcext:value-type="float">
            <text:p>370</text:p>
          </table:table-cell>
          <table:table-cell office:value-type="float" office:value="9.25" calcext:value-type="float">
            <text:p>9,2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70" calcext:value-type="float">
            <text:p>370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70" calcext:value-type="float">
            <text:p>370</text:p>
          </table:table-cell>
          <table:table-cell office:value-type="float" office:value="11.28" calcext:value-type="float">
            <text:p>11,2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75" calcext:value-type="float">
            <text:p>375</text:p>
          </table:table-cell>
          <table:table-cell office:value-type="float" office:value="10.08" calcext:value-type="float">
            <text:p>10,0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75" calcext:value-type="float">
            <text:p>375</text:p>
          </table:table-cell>
          <table:table-cell office:value-type="float" office:value="10.93" calcext:value-type="float">
            <text:p>10,9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75" calcext:value-type="float">
            <text:p>375</text:p>
          </table:table-cell>
          <table:table-cell office:value-type="float" office:value="10.43" calcext:value-type="float">
            <text:p>10,4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80" calcext:value-type="float">
            <text:p>380</text:p>
          </table:table-cell>
          <table:table-cell office:value-type="float" office:value="9.48" calcext:value-type="float">
            <text:p>9,4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80" calcext:value-type="float">
            <text:p>380</text:p>
          </table:table-cell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80" calcext:value-type="float">
            <text:p>380</text:p>
          </table:table-cell>
          <table:table-cell office:value-type="float" office:value="10.43" calcext:value-type="float">
            <text:p>10,4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85" calcext:value-type="float">
            <text:p>385</text:p>
          </table:table-cell>
          <table:table-cell office:value-type="float" office:value="10.04" calcext:value-type="float">
            <text:p>10,0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85" calcext:value-type="float">
            <text:p>385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85" calcext:value-type="float">
            <text:p>385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90" calcext:value-type="float">
            <text:p>390</text:p>
          </table:table-cell>
          <table:table-cell office:value-type="float" office:value="10.21" calcext:value-type="float">
            <text:p>10,2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90" calcext:value-type="float">
            <text:p>390</text:p>
          </table:table-cell>
          <table:table-cell office:value-type="float" office:value="11.49" calcext:value-type="float">
            <text:p>11,4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90" calcext:value-type="float">
            <text:p>390</text:p>
          </table:table-cell>
          <table:table-cell office:value-type="float" office:value="10.17" calcext:value-type="float">
            <text:p>10,1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95" calcext:value-type="float">
            <text:p>395</text:p>
          </table:table-cell>
          <table:table-cell office:value-type="float" office:value="10.23" calcext:value-type="float">
            <text:p>10,2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95" calcext:value-type="float">
            <text:p>395</text:p>
          </table:table-cell>
          <table:table-cell office:value-type="float" office:value="11.38" calcext:value-type="float">
            <text:p>11,3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95" calcext:value-type="float">
            <text:p>395</text:p>
          </table:table-cell>
          <table:table-cell office:value-type="float" office:value="10.32" calcext:value-type="float">
            <text:p>10,3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00" calcext:value-type="float">
            <text:p>400</text:p>
          </table:table-cell>
          <table:table-cell office:value-type="float" office:value="10.31" calcext:value-type="float">
            <text:p>10,3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00" calcext:value-type="float">
            <text:p>400</text:p>
          </table:table-cell>
          <table:table-cell office:value-type="float" office:value="11.51" calcext:value-type="float">
            <text:p>11,5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00" calcext:value-type="float">
            <text:p>400</text:p>
          </table:table-cell>
          <table:table-cell office:value-type="float" office:value="8.28" calcext:value-type="float">
            <text:p>8,2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05" calcext:value-type="float">
            <text:p>405</text:p>
          </table:table-cell>
          <table:table-cell office:value-type="float" office:value="9.55" calcext:value-type="float">
            <text:p>9,5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05" calcext:value-type="float">
            <text:p>405</text:p>
          </table:table-cell>
          <table:table-cell office:value-type="float" office:value="11.46" calcext:value-type="float">
            <text:p>11,4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05" calcext:value-type="float">
            <text:p>405</text:p>
          </table:table-cell>
          <table:table-cell office:value-type="float" office:value="10.85" calcext:value-type="float">
            <text:p>10,8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10" calcext:value-type="float">
            <text:p>410</text:p>
          </table:table-cell>
          <table:table-cell office:value-type="float" office:value="10.21" calcext:value-type="float">
            <text:p>10,2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10" calcext:value-type="float">
            <text:p>410</text:p>
          </table:table-cell>
          <table:table-cell office:value-type="float" office:value="11.12" calcext:value-type="float">
            <text:p>11,1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10" calcext:value-type="float">
            <text:p>410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15" calcext:value-type="float">
            <text:p>415</text:p>
          </table:table-cell>
          <table:table-cell office:value-type="float" office:value="9.09" calcext:value-type="float">
            <text:p>9,0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15" calcext:value-type="float">
            <text:p>415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15" calcext:value-type="float">
            <text:p>415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20" calcext:value-type="float">
            <text:p>420</text:p>
          </table:table-cell>
          <table:table-cell office:value-type="float" office:value="8.28" calcext:value-type="float">
            <text:p>8,2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20" calcext:value-type="float">
            <text:p>420</text:p>
          </table:table-cell>
          <table:table-cell office:value-type="float" office:value="11.54" calcext:value-type="float">
            <text:p>11,5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20" calcext:value-type="float">
            <text:p>420</text:p>
          </table:table-cell>
          <table:table-cell office:value-type="float" office:value="10.71" calcext:value-type="float">
            <text:p>10,7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25" calcext:value-type="float">
            <text:p>425</text:p>
          </table:table-cell>
          <table:table-cell office:value-type="float" office:value="10.29" calcext:value-type="float">
            <text:p>10,2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25" calcext:value-type="float">
            <text:p>425</text:p>
          </table:table-cell>
          <table:table-cell office:value-type="float" office:value="11.38" calcext:value-type="float">
            <text:p>11,3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25" calcext:value-type="float">
            <text:p>425</text:p>
          </table:table-cell>
          <table:table-cell office:value-type="float" office:value="9.49" calcext:value-type="float">
            <text:p>9,4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30" calcext:value-type="float">
            <text:p>430</text:p>
          </table:table-cell>
          <table:table-cell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30" calcext:value-type="float">
            <text:p>430</text:p>
          </table:table-cell>
          <table:table-cell office:value-type="float" office:value="11.57" calcext:value-type="float">
            <text:p>11,5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30" calcext:value-type="float">
            <text:p>430</text:p>
          </table:table-cell>
          <table:table-cell office:value-type="float" office:value="9.74" calcext:value-type="float">
            <text:p>9,7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35" calcext:value-type="float">
            <text:p>435</text:p>
          </table:table-cell>
          <table:table-cell office:value-type="float" office:value="10.07" calcext:value-type="float">
            <text:p>10,0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35" calcext:value-type="float">
            <text:p>435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35" calcext:value-type="float">
            <text:p>435</text:p>
          </table:table-cell>
          <table:table-cell office:value-type="float" office:value="10.36" calcext:value-type="float">
            <text:p>10,3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40" calcext:value-type="float">
            <text:p>440</text:p>
          </table:table-cell>
          <table:table-cell office:value-type="float" office:value="8.53" calcext:value-type="float">
            <text:p>8,5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40" calcext:value-type="float">
            <text:p>440</text:p>
          </table:table-cell>
          <table:table-cell office:value-type="float" office:value="10.99" calcext:value-type="float">
            <text:p>10,9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40" calcext:value-type="float">
            <text:p>440</text:p>
          </table:table-cell>
          <table:table-cell office:value-type="float" office:value="10.56" calcext:value-type="float">
            <text:p>10,5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45" calcext:value-type="float">
            <text:p>445</text:p>
          </table:table-cell>
          <table:table-cell office:value-type="float" office:value="9.14" calcext:value-type="float">
            <text:p>9,1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45" calcext:value-type="float">
            <text:p>445</text:p>
          </table:table-cell>
          <table:table-cell office:value-type="float" office:value="10.97" calcext:value-type="float">
            <text:p>10,9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45" calcext:value-type="float">
            <text:p>445</text:p>
          </table:table-cell>
          <table:table-cell office:value-type="float" office:value="10.42" calcext:value-type="float">
            <text:p>10,4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50" calcext:value-type="float">
            <text:p>450</text:p>
          </table:table-cell>
          <table:table-cell office:value-type="float" office:value="8.93" calcext:value-type="float">
            <text:p>8,9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50" calcext:value-type="float">
            <text:p>450</text:p>
          </table:table-cell>
          <table:table-cell office:value-type="float" office:value="11.13" calcext:value-type="float">
            <text:p>11,1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50" calcext:value-type="float">
            <text:p>450</text:p>
          </table:table-cell>
          <table:table-cell office:value-type="float" office:value="10.14" calcext:value-type="float">
            <text:p>10,1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55" calcext:value-type="float">
            <text:p>455</text:p>
          </table:table-cell>
          <table:table-cell office:value-type="float" office:value="9.83" calcext:value-type="float">
            <text:p>9,8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55" calcext:value-type="float">
            <text:p>455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55" calcext:value-type="float">
            <text:p>455</text:p>
          </table:table-cell>
          <table:table-cell office:value-type="float" office:value="10.49" calcext:value-type="float">
            <text:p>10,4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60" calcext:value-type="float">
            <text:p>460</text:p>
          </table:table-cell>
          <table:table-cell office:value-type="float" office:value="8.44" calcext:value-type="float">
            <text:p>8,4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60" calcext:value-type="float">
            <text:p>460</text:p>
          </table:table-cell>
          <table:table-cell office:value-type="float" office:value="11.24" calcext:value-type="float">
            <text:p>11,2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60" calcext:value-type="float">
            <text:p>460</text:p>
          </table:table-cell>
          <table:table-cell office:value-type="float" office:value="10.57" calcext:value-type="float">
            <text:p>10,5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65" calcext:value-type="float">
            <text:p>465</text:p>
          </table:table-cell>
          <table:table-cell office:value-type="float" office:value="9.34" calcext:value-type="float">
            <text:p>9,3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65" calcext:value-type="float">
            <text:p>465</text:p>
          </table:table-cell>
          <table:table-cell office:value-type="float" office:value="11.06" calcext:value-type="float">
            <text:p>11,0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65" calcext:value-type="float">
            <text:p>465</text:p>
          </table:table-cell>
          <table:table-cell office:value-type="float" office:value="8.47" calcext:value-type="float">
            <text:p>8,4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70" calcext:value-type="float">
            <text:p>470</text:p>
          </table:table-cell>
          <table:table-cell office:value-type="float" office:value="9.04" calcext:value-type="float">
            <text:p>9,0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70" calcext:value-type="float">
            <text:p>470</text:p>
          </table:table-cell>
          <table:table-cell office:value-type="float" office:value="11.33" calcext:value-type="float">
            <text:p>11,3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70" calcext:value-type="float">
            <text:p>470</text:p>
          </table:table-cell>
          <table:table-cell office:value-type="float" office:value="10.59" calcext:value-type="float">
            <text:p>10,5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75" calcext:value-type="float">
            <text:p>475</text:p>
          </table:table-cell>
          <table:table-cell office:value-type="float" office:value="9.87" calcext:value-type="float">
            <text:p>9,8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75" calcext:value-type="float">
            <text:p>475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75" calcext:value-type="float">
            <text:p>475</text:p>
          </table:table-cell>
          <table:table-cell office:value-type="float" office:value="9.29" calcext:value-type="float">
            <text:p>9,2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80" calcext:value-type="float">
            <text:p>480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80" calcext:value-type="float">
            <text:p>480</text:p>
          </table:table-cell>
          <table:table-cell office:value-type="float" office:value="11.13" calcext:value-type="float">
            <text:p>11,1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80" calcext:value-type="float">
            <text:p>480</text:p>
          </table:table-cell>
          <table:table-cell office:value-type="float" office:value="10.31" calcext:value-type="float">
            <text:p>10,3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85" calcext:value-type="float">
            <text:p>48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85" calcext:value-type="float">
            <text:p>485</text:p>
          </table:table-cell>
          <table:table-cell office:value-type="float" office:value="11.36" calcext:value-type="float">
            <text:p>11,3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85" calcext:value-type="float">
            <text:p>485</text:p>
          </table:table-cell>
          <table:table-cell office:value-type="float" office:value="10.39" calcext:value-type="float">
            <text:p>10,3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90" calcext:value-type="float">
            <text:p>490</text:p>
          </table:table-cell>
          <table:table-cell office:value-type="float" office:value="9.92" calcext:value-type="float">
            <text:p>9,9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90" calcext:value-type="float">
            <text:p>490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90" calcext:value-type="float">
            <text:p>490</text:p>
          </table:table-cell>
          <table:table-cell office:value-type="float" office:value="9.71" calcext:value-type="float">
            <text:p>9,7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95" calcext:value-type="float">
            <text:p>495</text:p>
          </table:table-cell>
          <table:table-cell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95" calcext:value-type="float">
            <text:p>495</text:p>
          </table:table-cell>
          <table:table-cell office:value-type="float" office:value="10.71" calcext:value-type="float">
            <text:p>10,7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95" calcext:value-type="float">
            <text:p>495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00" calcext:value-type="float">
            <text:p>500</text:p>
          </table:table-cell>
          <table:table-cell office:value-type="float" office:value="9.38" calcext:value-type="float">
            <text:p>9,3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00" calcext:value-type="float">
            <text:p>500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00" calcext:value-type="float">
            <text:p>500</text:p>
          </table:table-cell>
          <table:table-cell office:value-type="float" office:value="9.03" calcext:value-type="float">
            <text:p>9,03</text:p>
          </table:table-cell>
        </table:table-row>
      </table:table>
      <table:table table:name="Tabella pivot_Test_1" table:style-name="ta1">
        <table:shapes>
          <draw:frame draw:z-index="0" draw:style-name="gr1" draw:text-style-name="P1" svg:width="269.55mm" svg:height="137.33mm" svg:x="23.68mm" svg:y="1.06m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default-cell-style-name="Valore_20_tabella_20_pivot"/>
        <table:table-column table:style-name="co4" table:default-cell-style-name="ce18"/>
        <table:table-column table:style-name="co4" table:default-cell-style-name="ce24"/>
        <table:table-row table:style-name="ro1">
          <table:table-cell table:style-name="ce1" office:value-type="string" calcext:value-type="string">
            <text:p>Max - Performance</text:p>
          </table:table-cell>
          <table:table-cell table:style-name="ce6" office:value-type="string" calcext:value-type="string">
            <text:p>Ntrow_Ntcol</text:p>
          </table:table-cell>
          <table:table-cell table:style-name="ce12"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style-name="ce7" office:value-type="string" calcext:value-type="string">
            <text:p>1_4</text:p>
          </table:table-cell>
          <table:table-cell table:style-name="ce13" office:value-type="string" calcext:value-type="string">
            <text:p>2_2</text:p>
          </table:table-cell>
          <table:table-cell table:style-name="ce13" office:value-type="string" calcext:value-type="string">
            <text:p>4_1</text:p>
          </table:table-cell>
          <table:table-cell table:style-name="ce22" office:value-type="string" calcext:value-type="string">
            <text:p>Totale Risultat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5" calcext:value-type="float">
            <text:p>0,15</text:p>
          </table:table-cell>
          <table:table-cell table:number-columns-repeated="3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23" calcext:value-type="float">
            <text:p>0,23</text:p>
          </table:table-cell>
          <table:table-cell table:number-columns-repeated="2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0.38" calcext:value-type="float">
            <text:p>0,38</text:p>
          </table:table-cell>
          <table:table-cell office:value-type="float" office:value="0.26" calcext:value-type="float">
            <text:p>0,2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4" calcext:value-type="float">
            <text:p>0,3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4" calcext:value-type="float">
            <text:p>0,74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1" calcext:value-type="float">
            <text:p>0,11</text:p>
          </table:table-cell>
          <table:table-cell office:value-type="float" office:value="0.82" calcext:value-type="float">
            <text:p>0,82</text:p>
          </table:table-cell>
          <table:table-cell office:value-type="float" office:value="0.05" calcext:value-type="float">
            <text:p>0,0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15" calcext:value-type="float">
            <text:p>2,15</text:p>
          </table:table-cell>
          <table:table-cell office:value-type="float" office:value="0.44" calcext:value-type="float">
            <text:p>0,44</text:p>
          </table:table-cell>
          <table:table-cell office:value-type="float" office:value="0.48" calcext:value-type="float">
            <text:p>0,48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5" calcext:value-type="float">
            <text:p>1,85</text:p>
          </table:table-cell>
          <table:table-cell office:value-type="float" office:value="1.99" calcext:value-type="float">
            <text:p>1,99</text:p>
          </table:table-cell>
          <table:table-cell office:value-type="float" office:value="0.47" calcext:value-type="float">
            <text:p>0,47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21" calcext:value-type="float">
            <text:p>3,21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88" calcext:value-type="float">
            <text:p>1,88</text:p>
          </table:table-cell>
          <table:table-cell office:value-type="float" office:value="2.89" calcext:value-type="float">
            <text:p>2,89</text:p>
          </table:table-cell>
          <table:table-cell table:number-columns-repeated="2" office:value-type="float" office:value="3.18" calcext:value-type="float">
            <text:p>3,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36" calcext:value-type="float">
            <text:p>4,36</text:p>
          </table:table-cell>
          <table:table-cell office:value-type="float" office:value="3.38" calcext:value-type="float">
            <text:p>3,38</text:p>
          </table:table-cell>
          <table:table-cell office:value-type="float" office:value="3.62" calcext:value-type="float">
            <text:p>3,62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41" calcext:value-type="float">
            <text:p>3,41</text:p>
          </table:table-cell>
          <table:table-cell office:value-type="float" office:value="3.71" calcext:value-type="float">
            <text:p>3,71</text:p>
          </table:table-cell>
          <table:table-cell table:number-columns-repeated="2" office:value-type="float" office:value="3.99" calcext:value-type="float">
            <text:p>3,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38" calcext:value-type="float">
            <text:p>3,38</text:p>
          </table:table-cell>
          <table:table-cell office:value-type="float" office:value="2.63" calcext:value-type="float">
            <text:p>2,63</text:p>
          </table:table-cell>
          <table:table-cell office:value-type="float" office:value="3.02" calcext:value-type="float">
            <text:p>3,02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float" office:value="0.16" calcext:value-type="float">
            <text:p>0,16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5" calcext:value-type="float">
            <text:p>0,95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3" calcext:value-type="float">
            <text:p>0,43</text:p>
          </table:table-cell>
          <table:table-cell office:value-type="float" office:value="2.2" calcext:value-type="float">
            <text:p>2,2</text:p>
          </table:table-cell>
          <table:table-cell office:value-type="float" office:value="0.47" calcext:value-type="float">
            <text:p>0,47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9" calcext:value-type="float">
            <text:p>0,89</text:p>
          </table:table-cell>
          <table:table-cell office:value-type="float" office:value="2.1" calcext:value-type="float">
            <text:p>2,1</text:p>
          </table:table-cell>
          <table:table-cell office:value-type="float" office:value="1.83" calcext:value-type="float">
            <text:p>1,8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table:number-columns-repeated="2"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5" calcext:value-type="float">
            <text:p>0,45</text:p>
          </table:table-cell>
          <table:table-cell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41" calcext:value-type="float">
            <text:p>3,41</text:p>
          </table:table-cell>
          <table:table-cell office:value-type="float" office:value="4.69" calcext:value-type="float">
            <text:p>4,69</text:p>
          </table:table-cell>
          <table:table-cell office:value-type="float" office:value="1.78" calcext:value-type="float">
            <text:p>1,78</text:p>
          </table:table-cell>
          <table:table-cell office:value-type="float" office:value="4.69" calcext:value-type="float">
            <text:p>4,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22" calcext:value-type="float">
            <text:p>4,22</text:p>
          </table:table-cell>
          <table:table-cell office:value-type="float" office:value="5.95" calcext:value-type="float">
            <text:p>5,95</text:p>
          </table:table-cell>
          <table:table-cell office:value-type="float" office:value="1.68" calcext:value-type="float">
            <text:p>1,68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31" calcext:value-type="float">
            <text:p>4,31</text:p>
          </table:table-cell>
          <table:table-cell office:value-type="float" office:value="4.39" calcext:value-type="float">
            <text:p>4,39</text:p>
          </table:table-cell>
          <table:table-cell table:number-columns-repeated="2" office:value-type="float" office:value="5.17" calcext:value-type="float">
            <text:p>5,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96" calcext:value-type="float">
            <text:p>1,96</text:p>
          </table:table-cell>
          <table:table-cell office:value-type="float" office:value="5.46" calcext:value-type="float">
            <text:p>5,46</text:p>
          </table:table-cell>
          <table:table-cell office:value-type="float" office:value="4.91" calcext:value-type="float">
            <text:p>4,91</text:p>
          </table:table-cell>
          <table:table-cell office:value-type="float" office:value="5.46" calcext:value-type="float">
            <text:p>5,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42" calcext:value-type="float">
            <text:p>4,42</text:p>
          </table:table-cell>
          <table:table-cell office:value-type="float" office:value="2.91" calcext:value-type="float">
            <text:p>2,91</text:p>
          </table:table-cell>
          <table:table-cell table:number-columns-repeated="2"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68" calcext:value-type="float">
            <text:p>4,68</text:p>
          </table:table-cell>
          <table:table-cell office:value-type="float" office:value="5.25" calcext:value-type="float">
            <text:p>5,25</text:p>
          </table:table-cell>
          <table:table-cell office:value-type="float" office:value="4.69" calcext:value-type="float">
            <text:p>4,69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7" calcext:value-type="float">
            <text:p>3,7</text:p>
          </table:table-cell>
          <table:table-cell office:value-type="float" office:value="6.14" calcext:value-type="float">
            <text:p>6,14</text:p>
          </table:table-cell>
          <table:table-cell office:value-type="float" office:value="2.45" calcext:value-type="float">
            <text:p>2,45</text:p>
          </table:table-cell>
          <table:table-cell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34" calcext:value-type="float">
            <text:p>5,34</text:p>
          </table:table-cell>
          <table:table-cell office:value-type="float" office:value="4.98" calcext:value-type="float">
            <text:p>4,98</text:p>
          </table:table-cell>
          <table:table-cell office:value-type="float" office:value="2.63" calcext:value-type="float">
            <text:p>2,63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67" calcext:value-type="float">
            <text:p>5,67</text:p>
          </table:table-cell>
          <table:table-cell office:value-type="float" office:value="5.59" calcext:value-type="float">
            <text:p>5,59</text:p>
          </table:table-cell>
          <table:table-cell table:number-columns-repeated="2"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59" calcext:value-type="float">
            <text:p>5,59</text:p>
          </table:table-cell>
          <table:table-cell office:value-type="float" office:value="3.32" calcext:value-type="float">
            <text:p>3,32</text:p>
          </table:table-cell>
          <table:table-cell office:value-type="float" office:value="4.63" calcext:value-type="float">
            <text:p>4,63</text:p>
          </table:table-cell>
          <table:table-cell office:value-type="float" office:value="5.59" calcext:value-type="float">
            <text:p>5,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7" calcext:value-type="float">
            <text:p>4,7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5.43" calcext:value-type="float">
            <text:p>5,4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55" calcext:value-type="float">
            <text:p>5,55</text:p>
          </table:table-cell>
          <table:table-cell office:value-type="float" office:value="6.18" calcext:value-type="float">
            <text:p>6,18</text:p>
          </table:table-cell>
          <table:table-cell table:number-columns-repeated="2" office:value-type="float" office:value="6.34" calcext:value-type="float">
            <text:p>6,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8" calcext:value-type="float">
            <text:p>5,08</text:p>
          </table:table-cell>
          <table:table-cell office:value-type="float" office:value="6.15" calcext:value-type="float">
            <text:p>6,15</text:p>
          </table:table-cell>
          <table:table-cell table:number-columns-repeated="2" office:value-type="float" office:value="7.16" calcext:value-type="float">
            <text:p>7,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42" calcext:value-type="float">
            <text:p>5,42</text:p>
          </table:table-cell>
          <table:table-cell office:value-type="float" office:value="5.23" calcext:value-type="float">
            <text:p>5,23</text:p>
          </table:table-cell>
          <table:table-cell table:number-columns-repeated="2" office:value-type="float" office:value="6.54" calcext:value-type="float">
            <text:p>6,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6" calcext:value-type="float">
            <text:p>5,6</text:p>
          </table:table-cell>
          <table:table-cell office:value-type="float" office:value="6.52" calcext:value-type="float">
            <text:p>6,52</text:p>
          </table:table-cell>
          <table:table-cell office:value-type="float" office:value="5.75" calcext:value-type="float">
            <text:p>5,75</text:p>
          </table:table-cell>
          <table:table-cell office:value-type="float" office:value="6.52" calcext:value-type="float">
            <text:p>6,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89" calcext:value-type="float">
            <text:p>4,89</text:p>
          </table:table-cell>
          <table:table-cell office:value-type="float" office:value="6.26" calcext:value-type="float">
            <text:p>6,26</text:p>
          </table:table-cell>
          <table:table-cell office:value-type="float" office:value="5.18" calcext:value-type="float">
            <text:p>5,18</text:p>
          </table:table-cell>
          <table:table-cell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51" calcext:value-type="float">
            <text:p>5,51</text:p>
          </table:table-cell>
          <table:table-cell office:value-type="float" office:value="6.02" calcext:value-type="float">
            <text:p>6,02</text:p>
          </table:table-cell>
          <table:table-cell table:number-columns-repeated="2" office:value-type="float" office:value="6.78" calcext:value-type="float">
            <text:p>6,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28" calcext:value-type="float">
            <text:p>5,28</text:p>
          </table:table-cell>
          <table:table-cell office:value-type="float" office:value="9.87" calcext:value-type="float">
            <text:p>9,87</text:p>
          </table:table-cell>
          <table:table-cell table:number-columns-repeated="2" office:value-type="float" office:value="10.23" calcext:value-type="float">
            <text:p>10,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32" calcext:value-type="float">
            <text:p>8,32</text:p>
          </table:table-cell>
          <table:table-cell office:value-type="float" office:value="9.94" calcext:value-type="float">
            <text:p>9,94</text:p>
          </table:table-cell>
          <table:table-cell table:number-columns-repeated="2" office:value-type="float" office:value="10.28" calcext:value-type="float">
            <text:p>10,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11" calcext:value-type="float">
            <text:p>8,11</text:p>
          </table:table-cell>
          <table:table-cell office:value-type="float" office:value="8.78" calcext:value-type="float">
            <text:p>8,78</text:p>
          </table:table-cell>
          <table:table-cell table:number-columns-repeated="2" office:value-type="float" office:value="10.41" calcext:value-type="float">
            <text:p>10,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28" calcext:value-type="float">
            <text:p>7,28</text:p>
          </table:table-cell>
          <table:table-cell office:value-type="float" office:value="8.38" calcext:value-type="float">
            <text:p>8,38</text:p>
          </table:table-cell>
          <table:table-cell table:number-columns-repeated="2" office:value-type="float" office:value="9.57" calcext:value-type="float">
            <text:p>9,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72" calcext:value-type="float">
            <text:p>8,72</text:p>
          </table:table-cell>
          <table:table-cell office:value-type="float" office:value="10.39" calcext:value-type="float">
            <text:p>10,39</text:p>
          </table:table-cell>
          <table:table-cell table:number-columns-repeated="2" office:value-type="float" office:value="10.48" calcext:value-type="float">
            <text:p>10,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16" calcext:value-type="float">
            <text:p>8,16</text:p>
          </table:table-cell>
          <table:table-cell office:value-type="float" office:value="10.47" calcext:value-type="float">
            <text:p>10,47</text:p>
          </table:table-cell>
          <table:table-cell table:number-columns-repeated="2" office:value-type="float" office:value="10.79" calcext:value-type="float">
            <text:p>10,7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53" calcext:value-type="float">
            <text:p>8,53</text:p>
          </table:table-cell>
          <table:table-cell office:value-type="float" office:value="6.6" calcext:value-type="float">
            <text:p>6,6</text:p>
          </table:table-cell>
          <table:table-cell office:value-type="float" office:value="6.68" calcext:value-type="float">
            <text:p>6,68</text:p>
          </table:table-cell>
          <table:table-cell office:value-type="float" office:value="8.53" calcext:value-type="float">
            <text:p>8,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27" calcext:value-type="float">
            <text:p>5,27</text:p>
          </table:table-cell>
          <table:table-cell office:value-type="float" office:value="5.76" calcext:value-type="float">
            <text:p>5,76</text:p>
          </table:table-cell>
          <table:table-cell table:number-columns-repeated="2"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32" calcext:value-type="float">
            <text:p>5,32</text:p>
          </table:table-cell>
          <table:table-cell office:value-type="float" office:value="6.57" calcext:value-type="float">
            <text:p>6,57</text:p>
          </table:table-cell>
          <table:table-cell office:value-type="float" office:value="5.81" calcext:value-type="float">
            <text:p>5,81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77" calcext:value-type="float">
            <text:p>4,77</text:p>
          </table:table-cell>
          <table:table-cell office:value-type="float" office:value="6.57" calcext:value-type="float">
            <text:p>6,57</text:p>
          </table:table-cell>
          <table:table-cell office:value-type="float" office:value="5.75" calcext:value-type="float">
            <text:p>5,75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87" calcext:value-type="float">
            <text:p>5,87</text:p>
          </table:table-cell>
          <table:table-cell office:value-type="float" office:value="10.42" calcext:value-type="float">
            <text:p>10,42</text:p>
          </table:table-cell>
          <table:table-cell office:value-type="float" office:value="9.7" calcext:value-type="float">
            <text:p>9,7</text:p>
          </table:table-cell>
          <table:table-cell office:value-type="float" office:value="10.42" calcext:value-type="float">
            <text:p>10,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64" calcext:value-type="float">
            <text:p>8,64</text:p>
          </table:table-cell>
          <table:table-cell office:value-type="float" office:value="10.49" calcext:value-type="float">
            <text:p>10,49</text:p>
          </table:table-cell>
          <table:table-cell office:value-type="float" office:value="9.91" calcext:value-type="float">
            <text:p>9,91</text:p>
          </table:table-cell>
          <table:table-cell office:value-type="float" office:value="10.49" calcext:value-type="float">
            <text:p>10,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10.03" calcext:value-type="float">
            <text:p>10,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67" calcext:value-type="float">
            <text:p>8,67</text:p>
          </table:table-cell>
          <table:table-cell office:value-type="float" office:value="9.53" calcext:value-type="float">
            <text:p>9,53</text:p>
          </table:table-cell>
          <table:table-cell table:number-columns-repeated="2" office:value-type="float" office:value="9.99" calcext:value-type="float">
            <text:p>9,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69" calcext:value-type="float">
            <text:p>7,69</text:p>
          </table:table-cell>
          <table:table-cell office:value-type="float" office:value="9.54" calcext:value-type="float">
            <text:p>9,54</text:p>
          </table:table-cell>
          <table:table-cell table:number-columns-repeated="2" office:value-type="float" office:value="10.94" calcext:value-type="float">
            <text:p>10,9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.29" calcext:value-type="float">
            <text:p>9,29</text:p>
          </table:table-cell>
          <table:table-cell office:value-type="float" office:value="8.91" calcext:value-type="float">
            <text:p>8,91</text:p>
          </table:table-cell>
          <table:table-cell office:value-type="float" office:value="7.27" calcext:value-type="float">
            <text:p>7,27</text:p>
          </table:table-cell>
          <table:table-cell office:value-type="float" office:value="9.29" calcext:value-type="float">
            <text:p>9,2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16" calcext:value-type="float">
            <text:p>9,16</text:p>
          </table:table-cell>
          <table:table-cell office:value-type="float" office:value="8.9" calcext:value-type="float">
            <text:p>8,9</text:p>
          </table:table-cell>
          <table:table-cell table:number-columns-repeated="2" office:value-type="float" office:value="11.11" calcext:value-type="float">
            <text:p>11,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7" calcext:value-type="float">
            <text:p>7,7</text:p>
          </table:table-cell>
          <table:table-cell office:value-type="float" office:value="9.17" calcext:value-type="float">
            <text:p>9,17</text:p>
          </table:table-cell>
          <table:table-cell table:number-columns-repeated="2" office:value-type="float" office:value="10.34" calcext:value-type="float">
            <text:p>10,3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.09" calcext:value-type="float">
            <text:p>9,09</text:p>
          </table:table-cell>
          <table:table-cell office:value-type="float" office:value="8.99" calcext:value-type="float">
            <text:p>8,99</text:p>
          </table:table-cell>
          <table:table-cell table:number-columns-repeated="2"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77" calcext:value-type="float">
            <text:p>8,77</text:p>
          </table:table-cell>
          <table:table-cell office:value-type="float" office:value="8.89" calcext:value-type="float">
            <text:p>8,89</text:p>
          </table:table-cell>
          <table:table-cell table:number-columns-repeated="2" office:value-type="float" office:value="11.22" calcext:value-type="float">
            <text:p>11,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44" calcext:value-type="float">
            <text:p>6,44</text:p>
          </table:table-cell>
          <table:table-cell office:value-type="float" office:value="9.8" calcext:value-type="float">
            <text:p>9,8</text:p>
          </table:table-cell>
          <table:table-cell table:number-columns-repeated="2" office:value-type="float" office:value="10.26" calcext:value-type="float">
            <text:p>10,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.43" calcext:value-type="float">
            <text:p>9,43</text:p>
          </table:table-cell>
          <table:table-cell office:value-type="float" office:value="9.99" calcext:value-type="float">
            <text:p>9,99</text:p>
          </table:table-cell>
          <table:table-cell table:number-columns-repeated="2" office:value-type="float" office:value="11.22" calcext:value-type="float">
            <text:p>11,2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96" calcext:value-type="float">
            <text:p>8,96</text:p>
          </table:table-cell>
          <table:table-cell office:value-type="float" office:value="9.85" calcext:value-type="float">
            <text:p>9,85</text:p>
          </table:table-cell>
          <table:table-cell table:number-columns-repeated="2" office:value-type="float" office:value="10.29" calcext:value-type="float">
            <text:p>10,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27" calcext:value-type="float">
            <text:p>5,27</text:p>
          </table:table-cell>
          <table:table-cell office:value-type="float" office:value="7.19" calcext:value-type="float">
            <text:p>7,19</text:p>
          </table:table-cell>
          <table:table-cell office:value-type="float" office:value="5.81" calcext:value-type="float">
            <text:p>5,81</text:p>
          </table:table-cell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04" calcext:value-type="float">
            <text:p>9,04</text:p>
          </table:table-cell>
          <table:table-cell office:value-type="float" office:value="9.58" calcext:value-type="float">
            <text:p>9,58</text:p>
          </table:table-cell>
          <table:table-cell table:number-columns-repeated="2" office:value-type="float" office:value="11.27" calcext:value-type="float">
            <text:p>11,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.87" calcext:value-type="float">
            <text:p>9,87</text:p>
          </table:table-cell>
          <table:table-cell office:value-type="float" office:value="10.07" calcext:value-type="float">
            <text:p>10,07</text:p>
          </table:table-cell>
          <table:table-cell table:number-columns-repeated="2" office:value-type="float" office:value="11.31" calcext:value-type="float">
            <text:p>11,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.95" calcext:value-type="float">
            <text:p>9,95</text:p>
          </table:table-cell>
          <table:table-cell office:value-type="float" office:value="10.48" calcext:value-type="float">
            <text:p>10,48</text:p>
          </table:table-cell>
          <table:table-cell table:number-columns-repeated="2" office:value-type="float" office:value="10.71" calcext:value-type="float">
            <text:p>10,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.25" calcext:value-type="float">
            <text:p>9,25</text:p>
          </table:table-cell>
          <table:table-cell office:value-type="float" office:value="11.28" calcext:value-type="float">
            <text:p>11,28</text:p>
          </table:table-cell>
          <table:table-cell office:value-type="float" office:value="8.75" calcext:value-type="float">
            <text:p>8,75</text:p>
          </table:table-cell>
          <table:table-cell office:value-type="float" office:value="11.28" calcext:value-type="float">
            <text:p>11,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.08" calcext:value-type="float">
            <text:p>10,08</text:p>
          </table:table-cell>
          <table:table-cell office:value-type="float" office:value="10.43" calcext:value-type="float">
            <text:p>10,43</text:p>
          </table:table-cell>
          <table:table-cell table:number-columns-repeated="2" office:value-type="float" office:value="10.93" calcext:value-type="float">
            <text:p>10,9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48" calcext:value-type="float">
            <text:p>9,48</text:p>
          </table:table-cell>
          <table:table-cell office:value-type="float" office:value="10.43" calcext:value-type="float">
            <text:p>10,43</text:p>
          </table:table-cell>
          <table:table-cell office:value-type="float" office:value="8.56" calcext:value-type="float">
            <text:p>8,56</text:p>
          </table:table-cell>
          <table:table-cell office:value-type="float" office:value="10.43" calcext:value-type="float">
            <text:p>10,4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.04" calcext:value-type="float">
            <text:p>10,04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.21" calcext:value-type="float">
            <text:p>10,21</text:p>
          </table:table-cell>
          <table:table-cell office:value-type="float" office:value="10.17" calcext:value-type="float">
            <text:p>10,17</text:p>
          </table:table-cell>
          <table:table-cell table:number-columns-repeated="2" office:value-type="float" office:value="11.49" calcext:value-type="float">
            <text:p>11,4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.23" calcext:value-type="float">
            <text:p>10,23</text:p>
          </table:table-cell>
          <table:table-cell office:value-type="float" office:value="10.32" calcext:value-type="float">
            <text:p>10,32</text:p>
          </table:table-cell>
          <table:table-cell table:number-columns-repeated="2" office:value-type="float" office:value="11.38" calcext:value-type="float">
            <text:p>11,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31" calcext:value-type="float">
            <text:p>10,31</text:p>
          </table:table-cell>
          <table:table-cell office:value-type="float" office:value="8.28" calcext:value-type="float">
            <text:p>8,28</text:p>
          </table:table-cell>
          <table:table-cell table:number-columns-repeated="2" office:value-type="float" office:value="11.51" calcext:value-type="float">
            <text:p>11,5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55" calcext:value-type="float">
            <text:p>9,55</text:p>
          </table:table-cell>
          <table:table-cell office:value-type="float" office:value="10.85" calcext:value-type="float">
            <text:p>10,85</text:p>
          </table:table-cell>
          <table:table-cell table:number-columns-repeated="2" office:value-type="float" office:value="11.46" calcext:value-type="float">
            <text:p>11,4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.21" calcext:value-type="float">
            <text:p>10,21</text:p>
          </table:table-cell>
          <table:table-cell office:value-type="float" office:value="10.82" calcext:value-type="float">
            <text:p>10,82</text:p>
          </table:table-cell>
          <table:table-cell table:number-columns-repeated="2" office:value-type="float" office:value="11.12" calcext:value-type="float">
            <text:p>11,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09" calcext:value-type="float">
            <text:p>9,09</text:p>
          </table:table-cell>
          <table:table-cell office:value-type="float" office:value="10.75" calcext:value-type="float">
            <text:p>10,75</text:p>
          </table:table-cell>
          <table:table-cell office:value-type="float" office:value="9.6" calcext:value-type="float">
            <text:p>9,6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28" calcext:value-type="float">
            <text:p>8,28</text:p>
          </table:table-cell>
          <table:table-cell office:value-type="float" office:value="10.71" calcext:value-type="float">
            <text:p>10,71</text:p>
          </table:table-cell>
          <table:table-cell table:number-columns-repeated="2" office:value-type="float" office:value="11.54" calcext:value-type="float">
            <text:p>11,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.29" calcext:value-type="float">
            <text:p>10,29</text:p>
          </table:table-cell>
          <table:table-cell office:value-type="float" office:value="9.49" calcext:value-type="float">
            <text:p>9,49</text:p>
          </table:table-cell>
          <table:table-cell table:number-columns-repeated="2" office:value-type="float" office:value="11.38" calcext:value-type="float">
            <text:p>11,3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91" calcext:value-type="float">
            <text:p>9,91</text:p>
          </table:table-cell>
          <table:table-cell office:value-type="float" office:value="9.74" calcext:value-type="float">
            <text:p>9,74</text:p>
          </table:table-cell>
          <table:table-cell table:number-columns-repeated="2" office:value-type="float" office:value="11.57" calcext:value-type="float">
            <text:p>11,5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.07" calcext:value-type="float">
            <text:p>10,07</text:p>
          </table:table-cell>
          <table:table-cell office:value-type="float" office:value="10.36" calcext:value-type="float">
            <text:p>10,36</text:p>
          </table:table-cell>
          <table:table-cell table:number-columns-repeated="2" office:value-type="float" office:value="11.25" calcext:value-type="float">
            <text:p>11,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53" calcext:value-type="float">
            <text:p>8,53</text:p>
          </table:table-cell>
          <table:table-cell office:value-type="float" office:value="10.56" calcext:value-type="float">
            <text:p>10,56</text:p>
          </table:table-cell>
          <table:table-cell table:number-columns-repeated="2" office:value-type="float" office:value="10.99" calcext:value-type="float">
            <text:p>10,9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14" calcext:value-type="float">
            <text:p>9,14</text:p>
          </table:table-cell>
          <table:table-cell office:value-type="float" office:value="10.42" calcext:value-type="float">
            <text:p>10,42</text:p>
          </table:table-cell>
          <table:table-cell table:number-columns-repeated="2" office:value-type="float" office:value="10.97" calcext:value-type="float">
            <text:p>10,9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93" calcext:value-type="float">
            <text:p>8,93</text:p>
          </table:table-cell>
          <table:table-cell office:value-type="float" office:value="10.14" calcext:value-type="float">
            <text:p>10,14</text:p>
          </table:table-cell>
          <table:table-cell table:number-columns-repeated="2" office:value-type="float" office:value="11.13" calcext:value-type="float">
            <text:p>11,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83" calcext:value-type="float">
            <text:p>9,83</text:p>
          </table:table-cell>
          <table:table-cell office:value-type="float" office:value="10.49" calcext:value-type="float">
            <text:p>10,49</text:p>
          </table:table-cell>
          <table:table-cell office:value-type="float" office:value="10.34" calcext:value-type="float">
            <text:p>10,34</text:p>
          </table:table-cell>
          <table:table-cell office:value-type="float" office:value="10.49" calcext:value-type="float">
            <text:p>10,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.44" calcext:value-type="float">
            <text:p>8,44</text:p>
          </table:table-cell>
          <table:table-cell office:value-type="float" office:value="10.57" calcext:value-type="float">
            <text:p>10,57</text:p>
          </table:table-cell>
          <table:table-cell table:number-columns-repeated="2" office:value-type="float" office:value="11.24" calcext:value-type="float">
            <text:p>11,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34" calcext:value-type="float">
            <text:p>9,34</text:p>
          </table:table-cell>
          <table:table-cell office:value-type="float" office:value="8.47" calcext:value-type="float">
            <text:p>8,47</text:p>
          </table:table-cell>
          <table:table-cell table:number-columns-repeated="2" office:value-type="float" office:value="11.06" calcext:value-type="float">
            <text:p>11,0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04" calcext:value-type="float">
            <text:p>9,04</text:p>
          </table:table-cell>
          <table:table-cell office:value-type="float" office:value="10.59" calcext:value-type="float">
            <text:p>10,59</text:p>
          </table:table-cell>
          <table:table-cell table:number-columns-repeated="2" office:value-type="float" office:value="11.33" calcext:value-type="float">
            <text:p>11,3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87" calcext:value-type="float">
            <text:p>9,87</text:p>
          </table:table-cell>
          <table:table-cell office:value-type="float" office:value="9.29" calcext:value-type="float">
            <text:p>9,29</text:p>
          </table:table-cell>
          <table:table-cell table:number-columns-repeated="2" office:value-type="float" office:value="11.1" calcext:value-type="float">
            <text:p>11,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.1" calcext:value-type="float">
            <text:p>10,1</text:p>
          </table:table-cell>
          <table:table-cell office:value-type="float" office:value="10.31" calcext:value-type="float">
            <text:p>10,31</text:p>
          </table:table-cell>
          <table:table-cell table:number-columns-repeated="2" office:value-type="float" office:value="11.13" calcext:value-type="float">
            <text:p>11,1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7" calcext:value-type="float">
            <text:p>8,7</text:p>
          </table:table-cell>
          <table:table-cell office:value-type="float" office:value="10.39" calcext:value-type="float">
            <text:p>10,39</text:p>
          </table:table-cell>
          <table:table-cell table:number-columns-repeated="2" office:value-type="float" office:value="11.36" calcext:value-type="float">
            <text:p>11,3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92" calcext:value-type="float">
            <text:p>9,92</text:p>
          </table:table-cell>
          <table:table-cell office:value-type="float" office:value="9.71" calcext:value-type="float">
            <text:p>9,71</text:p>
          </table:table-cell>
          <table:table-cell table:number-columns-repeated="2"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91" calcext:value-type="float">
            <text:p>9,91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10.71" calcext:value-type="float">
            <text:p>10,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0" office:value-type="float" office:value="9.38" calcext:value-type="float">
            <text:p>9,38</text:p>
          </table:table-cell>
          <table:table-cell table:style-name="ce15" office:value-type="float" office:value="9.03" calcext:value-type="float">
            <text:p>9,03</text:p>
          </table:table-cell>
          <table:table-cell table:style-name="ce19" office:value-type="float" office:value="10.34" calcext:value-type="float">
            <text:p>10,34</text:p>
          </table:table-cell>
          <table:table-cell table:style-name="ce25" office:value-type="float" office:value="10.34" calcext:value-type="float">
            <text:p>10,34</text:p>
          </table:table-cell>
        </table:table-row>
        <table:table-row table:style-name="ro1">
          <table:table-cell table:style-name="ce5" office:value-type="string" calcext:value-type="string">
            <text:p>Totale Risultato</text:p>
          </table:table-cell>
          <table:table-cell table:style-name="ce11" office:value-type="float" office:value="10.31" calcext:value-type="float">
            <text:p>10,31</text:p>
          </table:table-cell>
          <table:table-cell table:style-name="ce16" office:value-type="float" office:value="11.28" calcext:value-type="float">
            <text:p>11,28</text:p>
          </table:table-cell>
          <table:table-cell table:style-name="ce20" office:value-type="float" office:value="11.57" calcext:value-type="float">
            <text:p>11,57</text:p>
          </table:table-cell>
          <table:table-cell table:style-name="ce26" office:value-type="float" office:value="11.57" calcext:value-type="float">
            <text:p>11,57</text:p>
          </table:table-cell>
        </table:table-row>
      </table:table>
      <table:named-expressions/>
      <table:data-pilot-tables>
        <table:data-pilot-table table:name="DataPilot1" table:application-data="" table:target-range-address="'Tabella pivot_Test_1'.A1:'Tabella pivot_Test_1'.E103" table:buttons="'Tabella pivot_Test_1'.A2 'Tabella pivot_Test_1'.B1" table:show-filter-button="false" table:drill-down-on-double-click="false">
          <table:source-cell-range table:cell-range-address="Test.A1:Test.C301"/>
          <table:data-pilot-field table:source-field-name="Ntrow_Ntcol" table:orientation="column" table:used-hierarchy="0" table:function="auto">
            <table:data-pilot-level table:show-empty="false" calcext:repeat-item-labels="false">
              <table:data-pilot-members>
                <table:data-pilot-member table:name="1_4" table:display="true" table:show-details="true"/>
                <table:data-pilot-member table:name="2_2" table:display="true" table:show-details="true"/>
                <table:data-pilot-member table:name="4_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mensio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5" table:display="true" table:show-details="true"/>
                <table:data-pilot-member table:name="150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10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55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70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25" table:display="true" table:show-details="true"/>
                <table:data-pilot-member table:name="33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70" table:display="true" table:show-details="true"/>
                <table:data-pilot-member table:name="375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400" table:display="true" table:show-details="true"/>
                <table:data-pilot-member table:name="405" table:display="true" table:show-details="true"/>
                <table:data-pilot-member table:name="410" table:display="true" table:show-details="true"/>
                <table:data-pilot-member table:name="415" table:display="true" table:show-details="true"/>
                <table:data-pilot-member table:name="420" table:display="true" table:show-details="true"/>
                <table:data-pilot-member table:name="425" table:display="true" table:show-details="true"/>
                <table:data-pilot-member table:name="430" table:display="true" table:show-details="true"/>
                <table:data-pilot-member table:name="435" table:display="true" table:show-details="true"/>
                <table:data-pilot-member table:name="440" table:display="true" table:show-details="true"/>
                <table:data-pilot-member table:name="445" table:display="true" table:show-details="true"/>
                <table:data-pilot-member table:name="450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5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1" table:display="true" table:show-details="true"/>
                <table:data-pilot-member table:name="0,03" table:display="true" table:show-details="true"/>
                <table:data-pilot-member table:name="0,05" table:display="true" table:show-details="true"/>
                <table:data-pilot-member table:name="0,06" table:display="true" table:show-details="true"/>
                <table:data-pilot-member table:name="0,09" table:display="true" table:show-details="true"/>
                <table:data-pilot-member table:name="0,1" table:display="true" table:show-details="true"/>
                <table:data-pilot-member table:name="0,11" table:display="true" table:show-details="true"/>
                <table:data-pilot-member table:name="0,15" table:display="true" table:show-details="true"/>
                <table:data-pilot-member table:name="0,16" table:display="true" table:show-details="true"/>
                <table:data-pilot-member table:name="0,23" table:display="true" table:show-details="true"/>
                <table:data-pilot-member table:name="0,24" table:display="true" table:show-details="true"/>
                <table:data-pilot-member table:name="0,26" table:display="true" table:show-details="true"/>
                <table:data-pilot-member table:name="0,28" table:display="true" table:show-details="true"/>
                <table:data-pilot-member table:name="0,29" table:display="true" table:show-details="true"/>
                <table:data-pilot-member table:name="0,3" table:display="true" table:show-details="true"/>
                <table:data-pilot-member table:name="0,31" table:display="true" table:show-details="true"/>
                <table:data-pilot-member table:name="0,32" table:display="true" table:show-details="true"/>
                <table:data-pilot-member table:name="0,33" table:display="true" table:show-details="true"/>
                <table:data-pilot-member table:name="0,34" table:display="true" table:show-details="true"/>
                <table:data-pilot-member table:name="0,36" table:display="true" table:show-details="true"/>
                <table:data-pilot-member table:name="0,38" table:display="true" table:show-details="true"/>
                <table:data-pilot-member table:name="0,4" table:display="true" table:show-details="true"/>
                <table:data-pilot-member table:name="0,43" table:display="true" table:show-details="true"/>
                <table:data-pilot-member table:name="0,44" table:display="true" table:show-details="true"/>
                <table:data-pilot-member table:name="0,45" table:display="true" table:show-details="true"/>
                <table:data-pilot-member table:name="0,46" table:display="true" table:show-details="true"/>
                <table:data-pilot-member table:name="0,47" table:display="true" table:show-details="true"/>
                <table:data-pilot-member table:name="0,48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6" table:display="true" table:show-details="true"/>
                <table:data-pilot-member table:name="0,62" table:display="true" table:show-details="true"/>
                <table:data-pilot-member table:name="0,66" table:display="true" table:show-details="true"/>
                <table:data-pilot-member table:name="0,67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8" table:display="true" table:show-details="true"/>
                <table:data-pilot-member table:name="0,81" table:display="true" table:show-details="true"/>
                <table:data-pilot-member table:name="0,82" table:display="true" table:show-details="true"/>
                <table:data-pilot-member table:name="0,89" table:display="true" table:show-details="true"/>
                <table:data-pilot-member table:name="0,95" table:display="true" table:show-details="true"/>
                <table:data-pilot-member table:name="0,98" table:display="true" table:show-details="true"/>
                <table:data-pilot-member table:name="1" table:display="true" table:show-details="true"/>
                <table:data-pilot-member table:name="1,05" table:display="true" table:show-details="true"/>
                <table:data-pilot-member table:name="1,33" table:display="true" table:show-details="true"/>
                <table:data-pilot-member table:name="1,68" table:display="true" table:show-details="true"/>
                <table:data-pilot-member table:name="1,78" table:display="true" table:show-details="true"/>
                <table:data-pilot-member table:name="1,83" table:display="true" table:show-details="true"/>
                <table:data-pilot-member table:name="1,85" table:display="true" table:show-details="true"/>
                <table:data-pilot-member table:name="1,87" table:display="true" table:show-details="true"/>
                <table:data-pilot-member table:name="1,88" table:display="true" table:show-details="true"/>
                <table:data-pilot-member table:name="1,96" table:display="true" table:show-details="true"/>
                <table:data-pilot-member table:name="1,99" table:display="true" table:show-details="true"/>
                <table:data-pilot-member table:name="2,1" table:display="true" table:show-details="true"/>
                <table:data-pilot-member table:name="2,15" table:display="true" table:show-details="true"/>
                <table:data-pilot-member table:name="2,2" table:display="true" table:show-details="true"/>
                <table:data-pilot-member table:name="2,45" table:display="true" table:show-details="true"/>
                <table:data-pilot-member table:name="2,63" table:display="true" table:show-details="true"/>
                <table:data-pilot-member table:name="2,89" table:display="true" table:show-details="true"/>
                <table:data-pilot-member table:name="2,91" table:display="true" table:show-details="true"/>
                <table:data-pilot-member table:name="3,02" table:display="true" table:show-details="true"/>
                <table:data-pilot-member table:name="3,18" table:display="true" table:show-details="true"/>
                <table:data-pilot-member table:name="3,21" table:display="true" table:show-details="true"/>
                <table:data-pilot-member table:name="3,32" table:display="true" table:show-details="true"/>
                <table:data-pilot-member table:name="3,38" table:display="true" table:show-details="true"/>
                <table:data-pilot-member table:name="3,4" table:display="true" table:show-details="true"/>
                <table:data-pilot-member table:name="3,41" table:display="true" table:show-details="true"/>
                <table:data-pilot-member table:name="3,45" table:display="true" table:show-details="true"/>
                <table:data-pilot-member table:name="3,62" table:display="true" table:show-details="true"/>
                <table:data-pilot-member table:name="3,7" table:display="true" table:show-details="true"/>
                <table:data-pilot-member table:name="3,71" table:display="true" table:show-details="true"/>
                <table:data-pilot-member table:name="3,99" table:display="true" table:show-details="true"/>
                <table:data-pilot-member table:name="4,22" table:display="true" table:show-details="true"/>
                <table:data-pilot-member table:name="4,31" table:display="true" table:show-details="true"/>
                <table:data-pilot-member table:name="4,36" table:display="true" table:show-details="true"/>
                <table:data-pilot-member table:name="4,39" table:display="true" table:show-details="true"/>
                <table:data-pilot-member table:name="4,42" table:display="true" table:show-details="true"/>
                <table:data-pilot-member table:name="4,63" table:display="true" table:show-details="true"/>
                <table:data-pilot-member table:name="4,68" table:display="true" table:show-details="true"/>
                <table:data-pilot-member table:name="4,69" table:display="true" table:show-details="true"/>
                <table:data-pilot-member table:name="4,7" table:display="true" table:show-details="true"/>
                <table:data-pilot-member table:name="4,77" table:display="true" table:show-details="true"/>
                <table:data-pilot-member table:name="4,8" table:display="true" table:show-details="true"/>
                <table:data-pilot-member table:name="4,89" table:display="true" table:show-details="true"/>
                <table:data-pilot-member table:name="4,91" table:display="true" table:show-details="true"/>
                <table:data-pilot-member table:name="4,98" table:display="true" table:show-details="true"/>
                <table:data-pilot-member table:name="5,08" table:display="true" table:show-details="true"/>
                <table:data-pilot-member table:name="5,17" table:display="true" table:show-details="true"/>
                <table:data-pilot-member table:name="5,18" table:display="true" table:show-details="true"/>
                <table:data-pilot-member table:name="5,23" table:display="true" table:show-details="true"/>
                <table:data-pilot-member table:name="5,25" table:display="true" table:show-details="true"/>
                <table:data-pilot-member table:name="5,27" table:display="true" table:show-details="true"/>
                <table:data-pilot-member table:name="5,28" table:display="true" table:show-details="true"/>
                <table:data-pilot-member table:name="5,32" table:display="true" table:show-details="true"/>
                <table:data-pilot-member table:name="5,34" table:display="true" table:show-details="true"/>
                <table:data-pilot-member table:name="5,42" table:display="true" table:show-details="true"/>
                <table:data-pilot-member table:name="5,43" table:display="true" table:show-details="true"/>
                <table:data-pilot-member table:name="5,46" table:display="true" table:show-details="true"/>
                <table:data-pilot-member table:name="5,51" table:display="true" table:show-details="true"/>
                <table:data-pilot-member table:name="5,55" table:display="true" table:show-details="true"/>
                <table:data-pilot-member table:name="5,59" table:display="true" table:show-details="true"/>
                <table:data-pilot-member table:name="5,6" table:display="true" table:show-details="true"/>
                <table:data-pilot-member table:name="5,67" table:display="true" table:show-details="true"/>
                <table:data-pilot-member table:name="5,75" table:display="true" table:show-details="true"/>
                <table:data-pilot-member table:name="5,76" table:display="true" table:show-details="true"/>
                <table:data-pilot-member table:name="5,81" table:display="true" table:show-details="true"/>
                <table:data-pilot-member table:name="5,87" table:display="true" table:show-details="true"/>
                <table:data-pilot-member table:name="5,95" table:display="true" table:show-details="true"/>
                <table:data-pilot-member table:name="6,02" table:display="true" table:show-details="true"/>
                <table:data-pilot-member table:name="6,14" table:display="true" table:show-details="true"/>
                <table:data-pilot-member table:name="6,15" table:display="true" table:show-details="true"/>
                <table:data-pilot-member table:name="6,18" table:display="true" table:show-details="true"/>
                <table:data-pilot-member table:name="6,2" table:display="true" table:show-details="true"/>
                <table:data-pilot-member table:name="6,26" table:display="true" table:show-details="true"/>
                <table:data-pilot-member table:name="6,34" table:display="true" table:show-details="true"/>
                <table:data-pilot-member table:name="6,44" table:display="true" table:show-details="true"/>
                <table:data-pilot-member table:name="6,52" table:display="true" table:show-details="true"/>
                <table:data-pilot-member table:name="6,54" table:display="true" table:show-details="true"/>
                <table:data-pilot-member table:name="6,57" table:display="true" table:show-details="true"/>
                <table:data-pilot-member table:name="6,6" table:display="true" table:show-details="true"/>
                <table:data-pilot-member table:name="6,68" table:display="true" table:show-details="true"/>
                <table:data-pilot-member table:name="6,78" table:display="true" table:show-details="true"/>
                <table:data-pilot-member table:name="7,16" table:display="true" table:show-details="true"/>
                <table:data-pilot-member table:name="7,19" table:display="true" table:show-details="true"/>
                <table:data-pilot-member table:name="7,27" table:display="true" table:show-details="true"/>
                <table:data-pilot-member table:name="7,28" table:display="true" table:show-details="true"/>
                <table:data-pilot-member table:name="7,6" table:display="true" table:show-details="true"/>
                <table:data-pilot-member table:name="7,69" table:display="true" table:show-details="true"/>
                <table:data-pilot-member table:name="7,7" table:display="true" table:show-details="true"/>
                <table:data-pilot-member table:name="8,11" table:display="true" table:show-details="true"/>
                <table:data-pilot-member table:name="8,16" table:display="true" table:show-details="true"/>
                <table:data-pilot-member table:name="8,2" table:display="true" table:show-details="true"/>
                <table:data-pilot-member table:name="8,28" table:display="true" table:show-details="true"/>
                <table:data-pilot-member table:name="8,32" table:display="true" table:show-details="true"/>
                <table:data-pilot-member table:name="8,38" table:display="true" table:show-details="true"/>
                <table:data-pilot-member table:name="8,44" table:display="true" table:show-details="true"/>
                <table:data-pilot-member table:name="8,47" table:display="true" table:show-details="true"/>
                <table:data-pilot-member table:name="8,53" table:display="true" table:show-details="true"/>
                <table:data-pilot-member table:name="8,56" table:display="true" table:show-details="true"/>
                <table:data-pilot-member table:name="8,64" table:display="true" table:show-details="true"/>
                <table:data-pilot-member table:name="8,67" table:display="true" table:show-details="true"/>
                <table:data-pilot-member table:name="8,7" table:display="true" table:show-details="true"/>
                <table:data-pilot-member table:name="8,72" table:display="true" table:show-details="true"/>
                <table:data-pilot-member table:name="8,75" table:display="true" table:show-details="true"/>
                <table:data-pilot-member table:name="8,77" table:display="true" table:show-details="true"/>
                <table:data-pilot-member table:name="8,78" table:display="true" table:show-details="true"/>
                <table:data-pilot-member table:name="8,89" table:display="true" table:show-details="true"/>
                <table:data-pilot-member table:name="8,9" table:display="true" table:show-details="true"/>
                <table:data-pilot-member table:name="8,91" table:display="true" table:show-details="true"/>
                <table:data-pilot-member table:name="8,93" table:display="true" table:show-details="true"/>
                <table:data-pilot-member table:name="8,96" table:display="true" table:show-details="true"/>
                <table:data-pilot-member table:name="8,99" table:display="true" table:show-details="true"/>
                <table:data-pilot-member table:name="9,03" table:display="true" table:show-details="true"/>
                <table:data-pilot-member table:name="9,04" table:display="true" table:show-details="true"/>
                <table:data-pilot-member table:name="9,09" table:display="true" table:show-details="true"/>
                <table:data-pilot-member table:name="9,14" table:display="true" table:show-details="true"/>
                <table:data-pilot-member table:name="9,16" table:display="true" table:show-details="true"/>
                <table:data-pilot-member table:name="9,17" table:display="true" table:show-details="true"/>
                <table:data-pilot-member table:name="9,2" table:display="true" table:show-details="true"/>
                <table:data-pilot-member table:name="9,25" table:display="true" table:show-details="true"/>
                <table:data-pilot-member table:name="9,29" table:display="true" table:show-details="true"/>
                <table:data-pilot-member table:name="9,34" table:display="true" table:show-details="true"/>
                <table:data-pilot-member table:name="9,38" table:display="true" table:show-details="true"/>
                <table:data-pilot-member table:name="9,43" table:display="true" table:show-details="true"/>
                <table:data-pilot-member table:name="9,48" table:display="true" table:show-details="true"/>
                <table:data-pilot-member table:name="9,49" table:display="true" table:show-details="true"/>
                <table:data-pilot-member table:name="9,53" table:display="true" table:show-details="true"/>
                <table:data-pilot-member table:name="9,54" table:display="true" table:show-details="true"/>
                <table:data-pilot-member table:name="9,55" table:display="true" table:show-details="true"/>
                <table:data-pilot-member table:name="9,57" table:display="true" table:show-details="true"/>
                <table:data-pilot-member table:name="9,58" table:display="true" table:show-details="true"/>
                <table:data-pilot-member table:name="9,6" table:display="true" table:show-details="true"/>
                <table:data-pilot-member table:name="9,7" table:display="true" table:show-details="true"/>
                <table:data-pilot-member table:name="9,71" table:display="true" table:show-details="true"/>
                <table:data-pilot-member table:name="9,74" table:display="true" table:show-details="true"/>
                <table:data-pilot-member table:name="9,8" table:display="true" table:show-details="true"/>
                <table:data-pilot-member table:name="9,83" table:display="true" table:show-details="true"/>
                <table:data-pilot-member table:name="9,85" table:display="true" table:show-details="true"/>
                <table:data-pilot-member table:name="9,87" table:display="true" table:show-details="true"/>
                <table:data-pilot-member table:name="9,91" table:display="true" table:show-details="true"/>
                <table:data-pilot-member table:name="9,92" table:display="true" table:show-details="true"/>
                <table:data-pilot-member table:name="9,94" table:display="true" table:show-details="true"/>
                <table:data-pilot-member table:name="9,95" table:display="true" table:show-details="true"/>
                <table:data-pilot-member table:name="9,99" table:display="true" table:show-details="true"/>
                <table:data-pilot-member table:name="10,03" table:display="true" table:show-details="true"/>
                <table:data-pilot-member table:name="10,04" table:display="true" table:show-details="true"/>
                <table:data-pilot-member table:name="10,07" table:display="true" table:show-details="true"/>
                <table:data-pilot-member table:name="10,08" table:display="true" table:show-details="true"/>
                <table:data-pilot-member table:name="10,1" table:display="true" table:show-details="true"/>
                <table:data-pilot-member table:name="10,14" table:display="true" table:show-details="true"/>
                <table:data-pilot-member table:name="10,17" table:display="true" table:show-details="true"/>
                <table:data-pilot-member table:name="10,21" table:display="true" table:show-details="true"/>
                <table:data-pilot-member table:name="10,23" table:display="true" table:show-details="true"/>
                <table:data-pilot-member table:name="10,26" table:display="true" table:show-details="true"/>
                <table:data-pilot-member table:name="10,28" table:display="true" table:show-details="true"/>
                <table:data-pilot-member table:name="10,29" table:display="true" table:show-details="true"/>
                <table:data-pilot-member table:name="10,31" table:display="true" table:show-details="true"/>
                <table:data-pilot-member table:name="10,32" table:display="true" table:show-details="true"/>
                <table:data-pilot-member table:name="10,34" table:display="true" table:show-details="true"/>
                <table:data-pilot-member table:name="10,36" table:display="true" table:show-details="true"/>
                <table:data-pilot-member table:name="10,39" table:display="true" table:show-details="true"/>
                <table:data-pilot-member table:name="10,41" table:display="true" table:show-details="true"/>
                <table:data-pilot-member table:name="10,42" table:display="true" table:show-details="true"/>
                <table:data-pilot-member table:name="10,43" table:display="true" table:show-details="true"/>
                <table:data-pilot-member table:name="10,47" table:display="true" table:show-details="true"/>
                <table:data-pilot-member table:name="10,48" table:display="true" table:show-details="true"/>
                <table:data-pilot-member table:name="10,49" table:display="true" table:show-details="true"/>
                <table:data-pilot-member table:name="10,56" table:display="true" table:show-details="true"/>
                <table:data-pilot-member table:name="10,57" table:display="true" table:show-details="true"/>
                <table:data-pilot-member table:name="10,59" table:display="true" table:show-details="true"/>
                <table:data-pilot-member table:name="10,7" table:display="true" table:show-details="true"/>
                <table:data-pilot-member table:name="10,71" table:display="true" table:show-details="true"/>
                <table:data-pilot-member table:name="10,75" table:display="true" table:show-details="true"/>
                <table:data-pilot-member table:name="10,79" table:display="true" table:show-details="true"/>
                <table:data-pilot-member table:name="10,82" table:display="true" table:show-details="true"/>
                <table:data-pilot-member table:name="10,85" table:display="true" table:show-details="true"/>
                <table:data-pilot-member table:name="10,93" table:display="true" table:show-details="true"/>
                <table:data-pilot-member table:name="10,94" table:display="true" table:show-details="true"/>
                <table:data-pilot-member table:name="10,97" table:display="true" table:show-details="true"/>
                <table:data-pilot-member table:name="10,99" table:display="true" table:show-details="true"/>
                <table:data-pilot-member table:name="11,06" table:display="true" table:show-details="true"/>
                <table:data-pilot-member table:name="11,1" table:display="true" table:show-details="true"/>
                <table:data-pilot-member table:name="11,11" table:display="true" table:show-details="true"/>
                <table:data-pilot-member table:name="11,12" table:display="true" table:show-details="true"/>
                <table:data-pilot-member table:name="11,13" table:display="true" table:show-details="true"/>
                <table:data-pilot-member table:name="11,16" table:display="true" table:show-details="true"/>
                <table:data-pilot-member table:name="11,22" table:display="true" table:show-details="true"/>
                <table:data-pilot-member table:name="11,24" table:display="true" table:show-details="true"/>
                <table:data-pilot-member table:name="11,25" table:display="true" table:show-details="true"/>
                <table:data-pilot-member table:name="11,27" table:display="true" table:show-details="true"/>
                <table:data-pilot-member table:name="11,28" table:display="true" table:show-details="true"/>
                <table:data-pilot-member table:name="11,31" table:display="true" table:show-details="true"/>
                <table:data-pilot-member table:name="11,33" table:display="true" table:show-details="true"/>
                <table:data-pilot-member table:name="11,36" table:display="true" table:show-details="true"/>
                <table:data-pilot-member table:name="11,38" table:display="true" table:show-details="true"/>
                <table:data-pilot-member table:name="11,46" table:display="true" table:show-details="true"/>
                <table:data-pilot-member table:name="11,49" table:display="true" table:show-details="true"/>
                <table:data-pilot-member table:name="11,5" table:display="true" table:show-details="true"/>
                <table:data-pilot-member table:name="11,51" table:display="true" table:show-details="true"/>
                <table:data-pilot-member table:name="11,54" table:display="true" table:show-details="true"/>
                <table:data-pilot-member table:name="11,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0:27:14.012011098</dc:date>
    <meta:editing-duration>PT12M7S</meta:editing-duration>
    <meta:editing-cycles>1</meta:editing-cycles>
    <meta:document-statistic meta:table-count="2" meta:cell-count="1415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56cm" svg:height="13.734cm" xlink:href=".." xlink:type="simple" loext:data-pilot-source="DataPilot1" chart:class="chart:line" chart:style-name="ch1">
        <chart:title svg:x="11.477cm" svg:y="0.41cm" chart:style-name="ch2">
          <text:p>MAT_MAT Threads</text:p>
        </chart:title>
        <chart:legend chart:legend-position="end" svg:x="22.366cm" svg:y="4.502cm" style:legend-expansion="high" chart:style-name="ch3"/>
        <chart:plot-area chart:style-name="ch4" table:cell-range-address="PivotChart" chart:data-source-has-labels="column" svg:x="1.55cm" svg:y="1.463cm" svg:width="20.277cm" svg:height="10.116cm">
          <chartooo:coordinate-region svg:x="1.986cm" svg:y="1.584cm" svg:width="19.515cm" svg:height="8.993cm"/>
          <chart:axis chart:dimension="x" chart:name="primary-x" chart:style-name="ch5" chartooo:axis-type="auto">
            <chartooo:date-scale/>
            <chart:title svg:x="11.512cm" svg:y="11.853cm" chart:style-name="ch6">
              <text:p>N</text:p>
            </chart:title>
            <chart:categories table:cell-range-address="PT@categories"/>
          </chart:axis>
          <chart:axis chart:dimension="y" chart:name="primary-y" chart:style-name="ch5">
            <chart:title svg:x="0.451cm" svg:y="7.041cm" chart:style-name="ch7">
              <text:p>Gflops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100"/>
          </chart:series>
          <chart:series chart:style-name="ch10" chart:values-cell-range-address="PT@data 1" chart:label-cell-address="PT@label 1" chart:class="chart:line">
            <chart:data-point chart:repeated="100"/>
          </chart:series>
          <chart:series chart:style-name="ch11" chart:values-cell-range-address="PT@data 2" chart:label-cell-address="PT@label 2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_4</text:p>
                <draw:g>
                  <svg:desc>PT@label 0</svg:desc>
                </draw:g>
              </table:table-cell>
              <table:table-cell office:value-type="string">
                <text:p>2_2</text:p>
                <draw:g>
                  <svg:desc>PT@label 1</svg:desc>
                </draw:g>
              </table:table-cell>
              <table:table-cell office:value-type="string">
                <text:p>4_1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PT@categories</svg:desc>
                </draw:g>
              </table:table-cell>
              <table:table-cell office:value-type="float" office:value="0">
                <text:p>0</text:p>
                <draw:g>
                  <svg:desc>PT@data 0</svg:desc>
                </draw:g>
              </table:table-cell>
              <table:table-cell office:value-type="float" office:value="0">
                <text:p>0</text:p>
                <draw:g>
                  <svg:desc>PT@data 1</svg:desc>
                </draw:g>
              </table:table-cell>
              <table:table-cell office:value-type="float" office:value="0">
                <text:p>0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">
                <text:p>0.3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0.38">
                <text:p>0.3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">
                <text:p>0.34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2">
                <text:p>0.62</text:p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">
                <text:p>0.11</text:p>
              </table:table-cell>
              <table:table-cell office:value-type="float" office:value="0.82">
                <text:p>0.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5">
                <text:p>2.15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5">
                <text:p>1.85</text:p>
              </table:table-cell>
              <table:table-cell office:value-type="float" office:value="1.99">
                <text:p>1.9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21">
                <text:p>3.21</text:p>
              </table:table-cell>
              <table:table-cell office:value-type="float" office:value="1.87">
                <text:p>1.87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8">
                <text:p>1.88</text:p>
              </table:table-cell>
              <table:table-cell office:value-type="float" office:value="2.89">
                <text:p>2.89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36">
                <text:p>4.36</text:p>
              </table:table-cell>
              <table:table-cell office:value-type="float" office:value="3.38">
                <text:p>3.3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1">
                <text:p>3.41</text:p>
              </table:table-cell>
              <table:table-cell office:value-type="float" office:value="3.71">
                <text:p>3.7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38">
                <text:p>3.38</text:p>
              </table:table-cell>
              <table:table-cell office:value-type="float" office:value="2.63">
                <text:p>2.6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9">
                <text:p>0.29</text:p>
              </table:table-cell>
              <table:table-cell office:value-type="float" office:value="0.28">
                <text:p>0.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5">
                <text:p>0.95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3">
                <text:p>0.43</text:p>
              </table:table-cell>
              <table:table-cell office:value-type="float" office:value="2.2">
                <text:p>2.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9">
                <text:p>0.89</text:p>
              </table:table-cell>
              <table:table-cell office:value-type="float" office:value="2.1">
                <text:p>2.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">
                <text:p>0.36</text:p>
              </table:table-cell>
              <table:table-cell office:value-type="float" office:value="0.46">
                <text:p>0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5">
                <text:p>0.45</text:p>
              </table:table-cell>
              <table:table-cell office:value-type="float" office:value="1.05">
                <text:p>1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41">
                <text:p>3.41</text:p>
              </table:table-cell>
              <table:table-cell office:value-type="float" office:value="4.69">
                <text:p>4.6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22">
                <text:p>4.22</text:p>
              </table:table-cell>
              <table:table-cell office:value-type="float" office:value="5.95">
                <text:p>5.9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31">
                <text:p>4.31</text:p>
              </table:table-cell>
              <table:table-cell office:value-type="float" office:value="4.39">
                <text:p>4.39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6">
                <text:p>1.96</text:p>
              </table:table-cell>
              <table:table-cell office:value-type="float" office:value="5.46">
                <text:p>5.46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42">
                <text:p>4.42</text:p>
              </table:table-cell>
              <table:table-cell office:value-type="float" office:value="2.91">
                <text:p>2.9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68">
                <text:p>4.68</text:p>
              </table:table-cell>
              <table:table-cell office:value-type="float" office:value="5.25">
                <text:p>5.2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">
                <text:p>3.7</text:p>
              </table:table-cell>
              <table:table-cell office:value-type="float" office:value="6.14">
                <text:p>6.1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34">
                <text:p>5.34</text:p>
              </table:table-cell>
              <table:table-cell office:value-type="float" office:value="4.98">
                <text:p>4.9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67">
                <text:p>5.67</text:p>
              </table:table-cell>
              <table:table-cell office:value-type="float" office:value="5.59">
                <text:p>5.5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9">
                <text:p>5.59</text:p>
              </table:table-cell>
              <table:table-cell office:value-type="float" office:value="3.32">
                <text:p>3.32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7">
                <text:p>4.7</text:p>
              </table:table-cell>
              <table:table-cell office:value-type="float" office:value="3.4">
                <text:p>3.4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55">
                <text:p>5.55</text:p>
              </table:table-cell>
              <table:table-cell office:value-type="float" office:value="6.18">
                <text:p>6.18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08">
                <text:p>5.08</text:p>
              </table:table-cell>
              <table:table-cell office:value-type="float" office:value="6.15">
                <text:p>6.15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42">
                <text:p>5.42</text:p>
              </table:table-cell>
              <table:table-cell office:value-type="float" office:value="5.23">
                <text:p>5.23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6">
                <text:p>5.6</text:p>
              </table:table-cell>
              <table:table-cell office:value-type="float" office:value="6.52">
                <text:p>6.52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89">
                <text:p>4.89</text:p>
              </table:table-cell>
              <table:table-cell office:value-type="float" office:value="6.26">
                <text:p>6.26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51">
                <text:p>5.51</text:p>
              </table:table-cell>
              <table:table-cell office:value-type="float" office:value="6.02">
                <text:p>6.02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28">
                <text:p>5.28</text:p>
              </table:table-cell>
              <table:table-cell office:value-type="float" office:value="9.87">
                <text:p>9.87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32">
                <text:p>8.32</text:p>
              </table:table-cell>
              <table:table-cell office:value-type="float" office:value="9.94">
                <text:p>9.94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1">
                <text:p>8.11</text:p>
              </table:table-cell>
              <table:table-cell office:value-type="float" office:value="8.78">
                <text:p>8.78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28">
                <text:p>7.28</text:p>
              </table:table-cell>
              <table:table-cell office:value-type="float" office:value="8.38">
                <text:p>8.38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72">
                <text:p>8.72</text:p>
              </table:table-cell>
              <table:table-cell office:value-type="float" office:value="10.39">
                <text:p>10.39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16">
                <text:p>8.16</text:p>
              </table:table-cell>
              <table:table-cell office:value-type="float" office:value="10.47">
                <text:p>10.47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53">
                <text:p>8.53</text:p>
              </table:table-cell>
              <table:table-cell office:value-type="float" office:value="6.6">
                <text:p>6.6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27">
                <text:p>5.27</text:p>
              </table:table-cell>
              <table:table-cell office:value-type="float" office:value="5.76">
                <text:p>5.7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32">
                <text:p>5.32</text:p>
              </table:table-cell>
              <table:table-cell office:value-type="float" office:value="6.57">
                <text:p>6.57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77">
                <text:p>4.77</text:p>
              </table:table-cell>
              <table:table-cell office:value-type="float" office:value="6.57">
                <text:p>6.5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87">
                <text:p>5.87</text:p>
              </table:table-cell>
              <table:table-cell office:value-type="float" office:value="10.42">
                <text:p>10.4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64">
                <text:p>8.64</text:p>
              </table:table-cell>
              <table:table-cell office:value-type="float" office:value="10.49">
                <text:p>10.49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6">
                <text:p>9.6</text:p>
              </table:table-cell>
              <table:table-cell office:value-type="float" office:value="9.2">
                <text:p>9.2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67">
                <text:p>8.67</text:p>
              </table:table-cell>
              <table:table-cell office:value-type="float" office:value="9.53">
                <text:p>9.53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69">
                <text:p>7.69</text:p>
              </table:table-cell>
              <table:table-cell office:value-type="float" office:value="9.54">
                <text:p>9.5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29">
                <text:p>9.29</text:p>
              </table:table-cell>
              <table:table-cell office:value-type="float" office:value="8.91">
                <text:p>8.91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.16">
                <text:p>9.16</text:p>
              </table:table-cell>
              <table:table-cell office:value-type="float" office:value="8.9">
                <text:p>8.9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7">
                <text:p>7.7</text:p>
              </table:table-cell>
              <table:table-cell office:value-type="float" office:value="9.17">
                <text:p>9.17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.09">
                <text:p>9.09</text:p>
              </table:table-cell>
              <table:table-cell office:value-type="float" office:value="8.99">
                <text:p>8.9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77">
                <text:p>8.77</text:p>
              </table:table-cell>
              <table:table-cell office:value-type="float" office:value="8.89">
                <text:p>8.8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44">
                <text:p>6.44</text:p>
              </table:table-cell>
              <table:table-cell office:value-type="float" office:value="9.8">
                <text:p>9.8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43">
                <text:p>9.43</text:p>
              </table:table-cell>
              <table:table-cell office:value-type="float" office:value="9.99">
                <text:p>9.9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96">
                <text:p>8.96</text:p>
              </table:table-cell>
              <table:table-cell office:value-type="float" office:value="9.85">
                <text:p>9.85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27">
                <text:p>5.27</text:p>
              </table:table-cell>
              <table:table-cell office:value-type="float" office:value="7.19">
                <text:p>7.19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04">
                <text:p>9.04</text:p>
              </table:table-cell>
              <table:table-cell office:value-type="float" office:value="9.58">
                <text:p>9.58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87">
                <text:p>9.87</text:p>
              </table:table-cell>
              <table:table-cell office:value-type="float" office:value="10.07">
                <text:p>10.0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95">
                <text:p>9.95</text:p>
              </table:table-cell>
              <table:table-cell office:value-type="float" office:value="10.48">
                <text:p>10.48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25">
                <text:p>9.25</text:p>
              </table:table-cell>
              <table:table-cell office:value-type="float" office:value="11.28">
                <text:p>11.2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08">
                <text:p>10.08</text:p>
              </table:table-cell>
              <table:table-cell office:value-type="float" office:value="10.43">
                <text:p>10.43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48">
                <text:p>9.48</text:p>
              </table:table-cell>
              <table:table-cell office:value-type="float" office:value="10.43">
                <text:p>10.43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04">
                <text:p>10.04</text:p>
              </table:table-cell>
              <table:table-cell office:value-type="float" office:value="8.2">
                <text:p>8.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21">
                <text:p>10.21</text:p>
              </table:table-cell>
              <table:table-cell office:value-type="float" office:value="10.17">
                <text:p>10.17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23">
                <text:p>10.23</text:p>
              </table:table-cell>
              <table:table-cell office:value-type="float" office:value="10.32">
                <text:p>10.32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31">
                <text:p>10.31</text:p>
              </table:table-cell>
              <table:table-cell office:value-type="float" office:value="8.28">
                <text:p>8.28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55">
                <text:p>9.55</text:p>
              </table:table-cell>
              <table:table-cell office:value-type="float" office:value="10.85">
                <text:p>10.85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21">
                <text:p>10.21</text:p>
              </table:table-cell>
              <table:table-cell office:value-type="float" office:value="10.82">
                <text:p>10.82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09">
                <text:p>9.09</text:p>
              </table:table-cell>
              <table:table-cell office:value-type="float" office:value="10.75">
                <text:p>10.7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28">
                <text:p>8.28</text:p>
              </table:table-cell>
              <table:table-cell office:value-type="float" office:value="10.71">
                <text:p>10.71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29">
                <text:p>10.29</text:p>
              </table:table-cell>
              <table:table-cell office:value-type="float" office:value="9.49">
                <text:p>9.4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91">
                <text:p>9.91</text:p>
              </table:table-cell>
              <table:table-cell office:value-type="float" office:value="9.74">
                <text:p>9.74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07">
                <text:p>10.07</text:p>
              </table:table-cell>
              <table:table-cell office:value-type="float" office:value="10.36">
                <text:p>10.3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53">
                <text:p>8.53</text:p>
              </table:table-cell>
              <table:table-cell office:value-type="float" office:value="10.56">
                <text:p>10.56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14">
                <text:p>9.14</text:p>
              </table:table-cell>
              <table:table-cell office:value-type="float" office:value="10.42">
                <text:p>10.42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3">
                <text:p>8.93</text:p>
              </table:table-cell>
              <table:table-cell office:value-type="float" office:value="10.14">
                <text:p>10.14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83">
                <text:p>9.83</text:p>
              </table:table-cell>
              <table:table-cell office:value-type="float" office:value="10.49">
                <text:p>10.49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44">
                <text:p>8.44</text:p>
              </table:table-cell>
              <table:table-cell office:value-type="float" office:value="10.57">
                <text:p>10.5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34">
                <text:p>9.34</text:p>
              </table:table-cell>
              <table:table-cell office:value-type="float" office:value="8.47">
                <text:p>8.47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04">
                <text:p>9.04</text:p>
              </table:table-cell>
              <table:table-cell office:value-type="float" office:value="10.59">
                <text:p>10.59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87">
                <text:p>9.87</text:p>
              </table:table-cell>
              <table:table-cell office:value-type="float" office:value="9.29">
                <text:p>9.2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1">
                <text:p>10.1</text:p>
              </table:table-cell>
              <table:table-cell office:value-type="float" office:value="10.31">
                <text:p>10.31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7">
                <text:p>8.7</text:p>
              </table:table-cell>
              <table:table-cell office:value-type="float" office:value="10.39">
                <text:p>10.39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92">
                <text:p>9.92</text:p>
              </table:table-cell>
              <table:table-cell office:value-type="float" office:value="9.71">
                <text:p>9.71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91">
                <text:p>9.91</text:p>
              </table:table-cell>
              <table:table-cell office:value-type="float" office:value="9.2">
                <text:p>9.2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38">
                <text:p>9.38</text:p>
              </table:table-cell>
              <table:table-cell office:value-type="float" office:value="9.03">
                <text:p>9.03</text:p>
              </table:table-cell>
              <table:table-cell office:value-type="float" office:value="10.34">
                <text:p>1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